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6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219.46pt"/>
    </style:style>
    <style:style style:name="co8" style:family="table-column">
      <style:table-column-properties fo:break-before="auto" style:column-width="28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66"/>
      <style:text-properties style:font-name="Arial"/>
    </style:style>
    <style:style style:name="ce9" style:family="table-cell" style:parent-style-name="Default">
      <style:table-cell-properties fo:background-color="#ffff66"/>
      <style:text-properties style:font-name="Arial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66"/>
      <style:text-properties style:font-name="Arial"/>
    </style:style>
    <style:style style:name="ce12" style:family="table-cell" style:parent-style-name="Default">
      <style:text-properties style:font-name="Arial" style:font-name-asian="Noto Sans CJK SC Regular" style:font-name-complex="FreeSans"/>
    </style:style>
    <style:style style:name="ce13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4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ENOUGH_CONTEXT_SENTENCES?</text:p>
          </table:table-cell>
          <table:table-cell table:style-name="ce1" office:value-type="string" calcext:value-type="string">
            <text:p>“POLYSEMY”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rdo</text:p>
          </table:table-cell>
          <table:table-cell table:style-name="ce2"/>
          <table:table-cell table:style-name="ce3" office:value-type="float" office:value="1762730" calcext:value-type="float">
            <text:p>1762730</text:p>
          </table:table-cell>
          <table:table-cell office:value-type="string" calcext:value-type="string">
            <text:p>no</text:p>
          </table:table-cell>
          <table:table-cell table:style-name="ce3" office:value-type="float" office:value="969950" calcext:value-type="float">
            <text:p>96995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ternare</text:p>
          </table:table-cell>
          <table:table-cell table:style-name="ce3"/>
          <table:table-cell table:style-name="ce3" office:value-type="float" office:value="3030534" calcext:value-type="float">
            <text:p>303053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rsonalmente</text:p>
          </table:table-cell>
          <table:table-cell table:style-name="ce3"/>
          <table:table-cell table:style-name="ce3" office:value-type="float" office:value="503559" calcext:value-type="float">
            <text:p>5035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24274" calcext:value-type="float">
            <text:p>22242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7536" calcext:value-type="float">
            <text:p>9775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ortare</text:p>
          </table:table-cell>
          <table:table-cell table:style-name="ce3"/>
          <table:table-cell table:style-name="ce3" office:value-type="float" office:value="2131271" calcext:value-type="float">
            <text:p>213127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bagliato</text:p>
          </table:table-cell>
          <table:table-cell table:style-name="ce3"/>
          <table:table-cell table:style-name="ce3" office:value-type="float" office:value="715238" calcext:value-type="float">
            <text:p>7152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80447" calcext:value-type="float">
            <text:p>22804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8799" calcext:value-type="float">
            <text:p>9787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esentazione </text:p>
          </table:table-cell>
          <table:table-cell table:style-name="ce4"/>
          <table:table-cell table:style-name="ce3" office:value-type="float" office:value="1250946" calcext:value-type="float">
            <text:p>125094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mitare</text:p>
          </table:table-cell>
          <table:table-cell table:style-name="ce3"/>
          <table:table-cell table:style-name="ce3" office:value-type="float" office:value="2187674" calcext:value-type="float">
            <text:p>2187674</text:p>
          </table:table-cell>
          <table:table-cell office:value-type="string" calcext:value-type="string">
            <text:p>no</text:p>
          </table:table-cell>
          <table:table-cell table:style-name="ce3" office:value-type="float" office:value="1851297" calcext:value-type="float">
            <text:p>185129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410472" calcext:value-type="float">
            <text:p>3410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mplice</text:p>
          </table:table-cell>
          <table:table-cell table:style-name="ce3"/>
          <table:table-cell table:style-name="ce3" office:value-type="float" office:value="4391370" calcext:value-type="float">
            <text:p>439137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90713" calcext:value-type="float">
            <text:p>29907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87448" calcext:value-type="float">
            <text:p>1687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3"/>
          <table:table-cell table:style-name="ce3" office:value-type="float" office:value="1005627" calcext:value-type="float">
            <text:p>10056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5364183" calcext:value-type="float">
            <text:p>53641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22817" calcext:value-type="float">
            <text:p>16228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t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fissare</text:p>
          </table:table-cell>
          <table:table-cell table:style-name="ce3"/>
          <table:table-cell table:style-name="ce3" office:value-type="float" office:value="1777042" calcext:value-type="float">
            <text:p>177704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38669" calcext:value-type="float">
            <text:p>4386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1233" calcext:value-type="float">
            <text:p>24212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unicare</text:p>
          </table:table-cell>
          <table:table-cell table:style-name="ce3"/>
          <table:table-cell table:style-name="ce3" office:value-type="float" office:value="1758803" calcext:value-type="float">
            <text:p>17588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78306" calcext:value-type="float">
            <text:p>187830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52980" calcext:value-type="float">
            <text:p>33529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iegare</text:p>
          </table:table-cell>
          <table:table-cell table:style-name="ce3"/>
          <table:table-cell table:style-name="ce3" office:value-type="float" office:value="2028978" calcext:value-type="float">
            <text:p>202897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76893" calcext:value-type="float">
            <text:p>177689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per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evero</text:p>
          </table:table-cell>
          <table:table-cell table:style-name="ce3"/>
          <table:table-cell table:style-name="ce3" office:value-type="float" office:value="387331" calcext:value-type="float">
            <text:p>3873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32314" calcext:value-type="float">
            <text:p>103231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sic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aratteristica</text:p>
          </table:table-cell>
          <table:table-cell table:style-name="ce3"/>
          <table:table-cell table:style-name="ce3" office:value-type="float" office:value="2112390" calcext:value-type="float">
            <text:p>211239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72727" calcext:value-type="float">
            <text:p>18727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7303" calcext:value-type="float">
            <text:p>2427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ina</text:p>
          </table:table-cell>
          <table:table-cell table:style-name="ce3"/>
          <table:table-cell table:style-name="ce3" office:value-type="float" office:value="664230" calcext:value-type="float">
            <text:p>66423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mpazient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mprovviso</text:p>
          </table:table-cell>
          <table:table-cell table:style-name="ce3"/>
          <table:table-cell table:style-name="ce3" office:value-type="float" office:value="948240" calcext:value-type="float">
            <text:p>94824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3993" calcext:value-type="float">
            <text:p>71399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06823" calcext:value-type="float">
            <text:p>7068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ostitui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ottovalutare</text:p>
          </table:table-cell>
          <table:table-cell table:style-name="ce3"/>
          <table:table-cell table:style-name="ce3" office:value-type="float" office:value="755767" calcext:value-type="float">
            <text:p>75576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stidi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lega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liceo</text:p>
          </table:table-cell>
          <table:table-cell table:style-name="ce3"/>
          <table:table-cell table:style-name="ce3" office:value-type="float" office:value="539006" calcext:value-type="float">
            <text:p>53900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o</text:p>
          </table:table-cell>
          <table:table-cell table:style-name="ce3"/>
          <table:table-cell table:style-name="ce3" office:value-type="float" office:value="967363" calcext:value-type="float">
            <text:p>9673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893555" calcext:value-type="float">
            <text:p>78935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lestir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stabilire</text:p>
          </table:table-cell>
          <table:table-cell/>
          <table:table-cell table:style-name="ce3" office:value-type="float" office:value="3761070" calcext:value-type="float">
            <text:p>376107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72536" calcext:value-type="float">
            <text:p>227253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giustizia</text:p>
          </table:table-cell>
          <table:table-cell table:style-name="ce3"/>
          <table:table-cell table:style-name="ce3" office:value-type="float" office:value="6954345" calcext:value-type="float">
            <text:p>695434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urbo</text:p>
          </table:table-cell>
          <table:table-cell table:style-name="ce3"/>
          <table:table-cell table:style-name="ce3" office:value-type="float" office:value="2474495" calcext:value-type="float">
            <text:p>247449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94002" calcext:value-type="float">
            <text:p>3094002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scendent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isultare</text:p>
          </table:table-cell>
          <table:table-cell table:style-name="ce3"/>
          <table:table-cell table:style-name="ce3" office:value-type="float" office:value="701134" calcext:value-type="float">
            <text:p>7011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31902" calcext:value-type="float">
            <text:p>2231902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1425" calcext:value-type="float">
            <text:p>24214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itudine</text:p>
          </table:table-cell>
          <table:table-cell table:style-name="ce3"/>
          <table:table-cell table:style-name="ce3" office:value-type="float" office:value="1295830" calcext:value-type="float">
            <text:p>12958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955236" calcext:value-type="float">
            <text:p>9552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08210" calcext:value-type="float">
            <text:p>49082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marrimen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iliegi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llaborazion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prire</text:p>
          </table:table-cell>
          <table:table-cell table:style-name="ce3"/>
          <table:table-cell table:style-name="ce3" office:value-type="float" office:value="4998946" calcext:value-type="float">
            <text:p>49989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00583" calcext:value-type="float">
            <text:p>17005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55157" calcext:value-type="float">
            <text:p>1455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erfetto</text:p>
          </table:table-cell>
          <table:table-cell table:style-name="ce3"/>
          <table:table-cell table:style-name="ce3" office:value-type="float" office:value="4883579" calcext:value-type="float">
            <text:p>488357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6082" calcext:value-type="float">
            <text:p>996082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gamen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monitor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ensiona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pertur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ischio</text:p>
          </table:table-cell>
          <table:table-cell table:style-name="ce3"/>
          <table:table-cell table:style-name="ce3" office:value-type="float" office:value="4381" calcext:value-type="float">
            <text:p>438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83505" calcext:value-type="float">
            <text:p>108350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1151" calcext:value-type="float">
            <text:p>351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rende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attiveri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mog</text:p>
          </table:table-cell>
          <table:table-cell table:style-name="ce3"/>
          <table:table-cell table:style-name="ce3" office:value-type="float" office:value="715193" calcext:value-type="float">
            <text:p>71519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cciare</text:p>
          </table:table-cell>
          <table:table-cell table:style-name="ce3"/>
          <table:table-cell table:style-name="ce3" office:value-type="float" office:value="3987348" calcext:value-type="float">
            <text:p>3987348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civol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ercorso</text:p>
          </table:table-cell>
          <table:table-cell table:style-name="ce3"/>
          <table:table-cell table:style-name="ce3" office:value-type="float" office:value="2426845" calcext:value-type="float">
            <text:p>2426845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sicologo</text:p>
          </table:table-cell>
          <table:table-cell table:style-name="ce3"/>
          <table:table-cell table:style-name="ce3" office:value-type="float" office:value="1578295" calcext:value-type="float">
            <text:p>157829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15894" calcext:value-type="float">
            <text:p>141589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rigliat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discutere</text:p>
          </table:table-cell>
          <table:table-cell table:style-name="ce3"/>
          <table:table-cell table:style-name="ce3" office:value-type="float" office:value="3030588" calcext:value-type="float">
            <text:p>3030588</text:p>
          </table:table-cell>
          <table:table-cell office:value-type="string" calcext:value-type="string">
            <text:p>no</text:p>
          </table:table-cell>
          <table:table-cell table:style-name="ce3" office:value-type="float" office:value="3468526" calcext:value-type="float">
            <text:p>3468526</text:p>
          </table:table-cell>
          <table:table-cell office:value-type="string" calcext:value-type="string">
            <text:p>no</text:p>
          </table:table-cell>
          <table:table-cell table:style-name="ce3" office:value-type="float" office:value="3274784" calcext:value-type="float">
            <text:p>32747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frutt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unico</text:p>
          </table:table-cell>
          <table:table-cell table:style-name="ce3"/>
          <table:table-cell table:style-name="ce3" office:value-type="float" office:value="3352814" calcext:value-type="float">
            <text:p>335281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07159" calcext:value-type="float">
            <text:p>22071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40977" calcext:value-type="float">
            <text:p>55409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pire</text:p>
          </table:table-cell>
          <table:table-cell table:style-name="ce3"/>
          <table:table-cell table:style-name="ce3" office:value-type="float" office:value="3290750" calcext:value-type="float">
            <text:p>3290750</text:p>
          </table:table-cell>
          <table:table-cell office:value-type="string" calcext:value-type="string">
            <text:p>yes</text:p>
          </table:table-cell>
          <table:table-cell table:style-name="ce3" office:value-type="float" office:value="5050615" calcext:value-type="float">
            <text:p>505061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80045" calcext:value-type="float">
            <text:p>22800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ominciare</text:p>
          </table:table-cell>
          <table:table-cell table:style-name="ce3"/>
          <table:table-cell table:style-name="ce3" office:value-type="float" office:value="1722431" calcext:value-type="float">
            <text:p>172243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ggigiorn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inunciare</text:p>
          </table:table-cell>
          <table:table-cell table:style-name="ce3"/>
          <table:table-cell table:style-name="ce3" office:value-type="float" office:value="387334" calcext:value-type="float">
            <text:p>3873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6163" calcext:value-type="float">
            <text:p>2426163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3"/>
          <table:table-cell table:style-name="ce3" office:value-type="float" office:value="3663850" calcext:value-type="float">
            <text:p>366385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0136" calcext:value-type="float">
            <text:p>24301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383867" calcext:value-type="float">
            <text:p>2383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rnire</text:p>
          </table:table-cell>
          <table:table-cell table:style-name="ce3"/>
          <table:table-cell table:style-name="ce3" office:value-type="float" office:value="3007210" calcext:value-type="float">
            <text:p>30072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903229" calcext:value-type="float">
            <text:p>9032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77344" calcext:value-type="float">
            <text:p>2577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inseri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bisognare</text:p>
          </table:table-cell>
          <table:table-cell table:style-name="ce3"/>
          <table:table-cell table:style-name="ce3" office:value-type="float" office:value="3548210" calcext:value-type="float">
            <text:p>35482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09460" calcext:value-type="float">
            <text:p>220946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43921" calcext:value-type="float">
            <text:p>1843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mbalz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divertire</text:p>
          </table:table-cell>
          <table:table-cell table:style-name="ce6"/>
          <table:table-cell table:style-name="ce3" office:value-type="float" office:value="2476415" calcext:value-type="float">
            <text:p>2476415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float" office:value="930652" calcext:value-type="float">
            <text:p>930652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fession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nn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ani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elativ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territorio</text:p>
          </table:table-cell>
          <table:table-cell table:style-name="ce3"/>
          <table:table-cell table:style-name="ce3" office:value-type="float" office:value="2430214" calcext:value-type="float">
            <text:p>2430214</text:p>
          </table:table-cell>
          <table:table-cell office:value-type="string" calcext:value-type="string">
            <text:p>no</text:p>
          </table:table-cell>
          <table:table-cell table:style-name="ce3" office:value-type="float" office:value="750019" calcext:value-type="float">
            <text:p>750019</text:p>
          </table:table-cell>
          <table:table-cell office:value-type="string" calcext:value-type="string">
            <text:p>no</text:p>
          </table:table-cell>
          <table:table-cell table:style-name="ce3" office:value-type="float" office:value="2201303" calcext:value-type="float">
            <text:p>22013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urtroppo</text:p>
          </table:table-cell>
          <table:table-cell table:style-name="ce3"/>
          <table:table-cell table:style-name="ce3" office:value-type="float" office:value="2402142" calcext:value-type="float">
            <text:p>2402142</text:p>
          </table:table-cell>
          <table:table-cell office:value-type="string" calcext:value-type="string">
            <text:p>yes</text:p>
          </table:table-cell>
          <table:table-cell table:style-name="ce3" office:value-type="float" office:value="2124137" calcext:value-type="float">
            <text:p>212413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15979" calcext:value-type="float">
            <text:p>25159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rent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rciapiede</text:p>
          </table:table-cell>
          <table:table-cell table:style-name="ce3"/>
          <table:table-cell table:style-name="ce3" office:value-type="float" office:value="4998946" calcext:value-type="float">
            <text:p>499894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spirare</text:p>
          </table:table-cell>
          <table:table-cell table:style-name="ce3"/>
          <table:table-cell table:style-name="ce3" office:value-type="float" office:value="1844768" calcext:value-type="float">
            <text:p>184476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19412" calcext:value-type="float">
            <text:p>1719412</text:p>
          </table:table-cell>
          <table:table-cell office:value-type="string" calcext:value-type="string">
            <text:p>yes</text:p>
          </table:table-cell>
          <table:table-cell table:style-name="ce3" office:value-type="float" office:value="841126" calcext:value-type="float">
            <text:p>841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stanza</text:p>
          </table:table-cell>
          <table:table-cell table:style-name="ce3"/>
          <table:table-cell table:style-name="ce3" office:value-type="float" office:value="1545193" calcext:value-type="float">
            <text:p>1545193</text:p>
          </table:table-cell>
          <table:table-cell office:value-type="string" calcext:value-type="string">
            <text:p>no</text:p>
          </table:table-cell>
          <table:table-cell table:style-name="ce3" office:value-type="float" office:value="966176" calcext:value-type="float">
            <text:p>96617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rtista</text:p>
          </table:table-cell>
          <table:table-cell table:style-name="ce3"/>
          <table:table-cell table:style-name="ce3" office:value-type="float" office:value="6607026" calcext:value-type="float">
            <text:p>660702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9401" calcext:value-type="float">
            <text:p>3399401</text:p>
          </table:table-cell>
          <table:table-cell office:value-type="string" calcext:value-type="string">
            <text:p>no</text:p>
          </table:table-cell>
          <table:table-cell table:style-name="ce3" office:value-type="float" office:value="7242991" calcext:value-type="float">
            <text:p>72429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eriore</text:p>
          </table:table-cell>
          <table:table-cell table:style-name="ce3"/>
          <table:table-cell table:style-name="ce3" office:value-type="float" office:value="716315" calcext:value-type="float">
            <text:p>716315</text:p>
          </table:table-cell>
          <table:table-cell office:value-type="string" calcext:value-type="string">
            <text:p>yes</text:p>
          </table:table-cell>
          <table:table-cell table:style-name="ce3" office:value-type="float" office:value="4852668" calcext:value-type="float">
            <text:p>4852668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stro</text:p>
          </table:table-cell>
          <table:table-cell table:style-name="ce3"/>
          <table:table-cell table:style-name="ce3" office:value-type="float" office:value="1101567" calcext:value-type="float">
            <text:p>110156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ultimedia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nvenzione</text:p>
          </table:table-cell>
          <table:table-cell table:style-name="ce3"/>
          <table:table-cell table:style-name="ce3" office:value-type="float" office:value="4700345" calcext:value-type="float">
            <text:p>47003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7713787" calcext:value-type="float">
            <text:p>77137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4605" calcext:value-type="float">
            <text:p>3746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dell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fisca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llegare</text:p>
          </table:table-cell>
          <table:table-cell table:style-name="ce3"/>
          <table:table-cell table:style-name="ce3" office:value-type="float" office:value="350371" calcext:value-type="float">
            <text:p>35037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pubblica</text:p>
          </table:table-cell>
          <table:table-cell table:style-name="ce3"/>
          <table:table-cell table:style-name="ce3" office:value-type="float" office:value="2458125" calcext:value-type="float">
            <text:p>245812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rub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vedese</text:p>
          </table:table-cell>
          <table:table-cell table:style-name="ce3"/>
          <table:table-cell table:style-name="ce3" office:value-type="float" office:value="2448087" calcext:value-type="float">
            <text:p>2448087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clusione</text:p>
          </table:table-cell>
          <table:table-cell table:style-name="ce3"/>
          <table:table-cell table:style-name="ce3" office:value-type="float" office:value="3654930" calcext:value-type="float">
            <text:p>365493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ammalare</text:p>
          </table:table-cell>
          <table:table-cell table:style-name="ce6"/>
          <table:table-cell table:style-name="ce3" office:value-type="float" office:value="2878565" calcext:value-type="float">
            <text:p>2878565</text:p>
          </table:table-cell>
          <table:table-cell office:value-type="string" calcext:value-type="string">
            <text:p>no</text:p>
          </table:table-cell>
          <table:table-cell table:style-name="ce3" office:value-type="float" office:value="2206057" calcext:value-type="float">
            <text:p>220605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struggere</text:p>
          </table:table-cell>
          <table:table-cell table:style-name="ce3"/>
          <table:table-cell table:style-name="ce3" office:value-type="float" office:value="1137657" calcext:value-type="float">
            <text:p>1137657</text:p>
          </table:table-cell>
          <table:table-cell office:value-type="string" calcext:value-type="string">
            <text:p>no</text:p>
          </table:table-cell>
          <table:table-cell office:value-type="float" office:value="3296228" calcext:value-type="float">
            <text:p>3296228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binazione</text:p>
          </table:table-cell>
          <table:table-cell table:style-name="ce3"/>
          <table:table-cell table:style-name="ce3" office:value-type="float" office:value="503559" calcext:value-type="float">
            <text:p>50355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anist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scotta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familiare</text:p>
          </table:table-cell>
          <table:table-cell table:style-name="ce3"/>
          <table:table-cell table:style-name="ce3" office:value-type="float" office:value="1867098" calcext:value-type="float">
            <text:p>186709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21932" calcext:value-type="float">
            <text:p>1721932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gannare</text:p>
          </table:table-cell>
          <table:table-cell table:style-name="ce3"/>
          <table:table-cell table:style-name="ce3" office:value-type="float" office:value="3164266" calcext:value-type="float">
            <text:p>3164266</text:p>
          </table:table-cell>
          <table:table-cell office:value-type="string" calcext:value-type="string">
            <text:p>no</text:p>
          </table:table-cell>
          <table:table-cell table:style-name="ce3" office:value-type="float" office:value="1606313" calcext:value-type="float">
            <text:p>160631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urato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legam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robabilità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ntatto</text:p>
          </table:table-cell>
          <table:table-cell table:style-name="ce3"/>
          <table:table-cell table:style-name="ce3" office:value-type="float" office:value="350360" calcext:value-type="float">
            <text:p>35036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55316" calcext:value-type="float">
            <text:p>7553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7991" calcext:value-type="float">
            <text:p>24379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ntusiasmo</text:p>
          </table:table-cell>
          <table:table-cell table:style-name="ce3"/>
          <table:table-cell table:style-name="ce3" office:value-type="float" office:value="382832" calcext:value-type="float">
            <text:p>38283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15198" calcext:value-type="float">
            <text:p>491519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pprezzare</text:p>
          </table:table-cell>
          <table:table-cell table:style-name="ce3"/>
          <table:table-cell table:style-name="ce3" office:value-type="float" office:value="2137491" calcext:value-type="float">
            <text:p>21374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227329" calcext:value-type="float">
            <text:p>12273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198475" calcext:value-type="float">
            <text:p>21984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tezz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resenz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impegnare</text:p>
          </table:table-cell>
          <table:table-cell table:style-name="ce6"/>
          <table:table-cell table:style-name="ce3" office:value-type="float" office:value="3158363" calcext:value-type="float">
            <text:p>31583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igrizi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tomba</text:p>
          </table:table-cell>
          <table:table-cell table:style-name="ce3"/>
          <table:table-cell table:style-name="ce3" office:value-type="float" office:value="4718301" calcext:value-type="float">
            <text:p>471830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mpli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gitazion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cambio</text:p>
          </table:table-cell>
          <table:table-cell table:style-name="ce3"/>
          <table:table-cell table:style-name="ce3" office:value-type="float" office:value="2421669" calcext:value-type="float">
            <text:p>242166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asca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mantenere</text:p>
          </table:table-cell>
          <table:table-cell table:style-name="ce3"/>
          <table:table-cell table:style-name="ce3" office:value-type="float" office:value="727153" calcext:value-type="float">
            <text:p>72715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16964" calcext:value-type="float">
            <text:p>1516964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9782" calcext:value-type="float">
            <text:p>979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biente</text:p>
          </table:table-cell>
          <table:table-cell table:style-name="ce3"/>
          <table:table-cell table:style-name="ce3" office:value-type="float" office:value="999987" calcext:value-type="float">
            <text:p>999987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compars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stitu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ntatt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opinione</text:p>
          </table:table-cell>
          <table:table-cell table:style-name="ce3"/>
          <table:table-cell table:style-name="ce3" office:value-type="float" office:value="388814" calcext:value-type="float">
            <text:p>388814</text:p>
          </table:table-cell>
          <table:table-cell office:value-type="string" calcext:value-type="string">
            <text:p>yes</text:p>
          </table:table-cell>
          <table:table-cell table:style-name="ce3" office:value-type="float" office:value="4853062" calcext:value-type="float">
            <text:p>485306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3778" calcext:value-type="float">
            <text:p>423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ntenn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mass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nsigliare</text:p>
          </table:table-cell>
          <table:table-cell table:style-name="ce3"/>
          <table:table-cell table:style-name="ce3" office:value-type="float" office:value="527178" calcext:value-type="float">
            <text:p>527178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0630" calcext:value-type="float">
            <text:p>3506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650563" calcext:value-type="float">
            <text:p>3650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lore</text:p>
          </table:table-cell>
          <table:table-cell table:style-name="ce3"/>
          <table:table-cell table:style-name="ce3" office:value-type="float" office:value="2577344" calcext:value-type="float">
            <text:p>257734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9772" calcext:value-type="float">
            <text:p>379772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9771" calcext:value-type="float">
            <text:p>3797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comun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bozz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gridare</text:p>
          </table:table-cell>
          <table:table-cell table:style-name="ce3"/>
          <table:table-cell table:style-name="ce3" office:value-type="float" office:value="3239441" calcext:value-type="float">
            <text:p>323944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gliorare</text:p>
          </table:table-cell>
          <table:table-cell table:style-name="ce3"/>
          <table:table-cell table:style-name="ce3" office:value-type="float" office:value="1798069" calcext:value-type="float">
            <text:p>17980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98340" calcext:value-type="float">
            <text:p>299834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esente</text:p>
          </table:table-cell>
          <table:table-cell table:style-name="ce3"/>
          <table:table-cell table:style-name="ce3" office:value-type="float" office:value="609598" calcext:value-type="float">
            <text:p>609598</text:p>
          </table:table-cell>
          <table:table-cell office:value-type="string" calcext:value-type="string">
            <text:p>yes</text:p>
          </table:table-cell>
          <table:table-cell table:style-name="ce3" office:value-type="float" office:value="609639" calcext:value-type="float">
            <text:p>6096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17388" calcext:value-type="float">
            <text:p>9173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tall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folle</text:p>
          </table:table-cell>
          <table:table-cell table:style-name="ce3"/>
          <table:table-cell table:style-name="ce3" office:value-type="float" office:value="1228491" calcext:value-type="float">
            <text:p>122849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a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quadr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rricchi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acrificio</text:p>
          </table:table-cell>
          <table:table-cell table:style-name="ce3"/>
          <table:table-cell table:style-name="ce3" office:value-type="float" office:value="1514736" calcext:value-type="float">
            <text:p>151473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ruttivendol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cadere</text:p>
          </table:table-cell>
          <table:table-cell table:style-name="ce3"/>
          <table:table-cell table:style-name="ce3" office:value-type="float" office:value="1417183" calcext:value-type="float">
            <text:p>14171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4850" calcext:value-type="float">
            <text:p>185485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vvicinare</text:p>
          </table:table-cell>
          <table:table-cell table:style-name="ce3"/>
          <table:table-cell table:style-name="ce3" office:value-type="float" office:value="4525811" calcext:value-type="float">
            <text:p>45258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1811" calcext:value-type="float">
            <text:p>110181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stinguere</text:p>
          </table:table-cell>
          <table:table-cell table:style-name="ce3"/>
          <table:table-cell table:style-name="ce3" office:value-type="float" office:value="1438610" calcext:value-type="float">
            <text:p>14386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5238" calcext:value-type="float">
            <text:p>7152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05149" calcext:value-type="float">
            <text:p>1405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avat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astello</text:p>
          </table:table-cell>
          <table:table-cell table:style-name="ce3"/>
          <table:table-cell table:style-name="ce3" office:value-type="float" office:value="1117127" calcext:value-type="float">
            <text:p>11171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73948" calcext:value-type="float">
            <text:p>4473948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rollo</text:p>
          </table:table-cell>
          <table:table-cell table:style-name="ce3"/>
          <table:table-cell table:style-name="ce3" office:value-type="float" office:value="6699603" calcext:value-type="float">
            <text:p>66996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89096" calcext:value-type="float">
            <text:p>168909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alore</text:p>
          </table:table-cell>
          <table:table-cell table:style-name="ce3"/>
          <table:table-cell table:style-name="ce3" office:value-type="float" office:value="1606313" calcext:value-type="float">
            <text:p>16063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19313" calcext:value-type="float">
            <text:p>19193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895969" calcext:value-type="float">
            <text:p>28959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ttare</text:p>
          </table:table-cell>
          <table:table-cell table:style-name="ce3"/>
          <table:table-cell table:style-name="ce3" office:value-type="float" office:value="864999" calcext:value-type="float">
            <text:p>864999</text:p>
          </table:table-cell>
          <table:table-cell office:value-type="string" calcext:value-type="string">
            <text:p>no</text:p>
          </table:table-cell>
          <table:table-cell table:style-name="ce3" office:value-type="float" office:value="998867" calcext:value-type="float">
            <text:p>99886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segna</text:p>
          </table:table-cell>
          <table:table-cell table:style-name="ce3"/>
          <table:table-cell table:style-name="ce3" office:value-type="float" office:value="350327" calcext:value-type="float">
            <text:p>35032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poglia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importanza</text:p>
          </table:table-cell>
          <table:table-cell table:style-name="ce3"/>
          <table:table-cell table:style-name="ce3" office:value-type="float" office:value="1794726" calcext:value-type="float">
            <text:p>1794726</text:p>
          </table:table-cell>
          <table:table-cell office:value-type="string" calcext:value-type="string">
            <text:p>yes</text:p>
          </table:table-cell>
          <table:table-cell table:style-name="ce3" office:value-type="float" office:value="5981266" calcext:value-type="float">
            <text:p>5981266</text:p>
          </table:table-cell>
          <table:table-cell office:value-type="string" calcext:value-type="string">
            <text:p>yes</text:p>
          </table:table-cell>
          <table:table-cell table:style-name="ce3" office:value-type="float" office:value="4595" calcext:value-type="float">
            <text:p>45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stume</text:p>
          </table:table-cell>
          <table:table-cell table:style-name="ce3"/>
          <table:table-cell table:style-name="ce3" office:value-type="float" office:value="2774556" calcext:value-type="float">
            <text:p>277455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ffonde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apacità</text:p>
          </table:table-cell>
          <table:table-cell table:style-name="ce3"/>
          <table:table-cell table:style-name="ce3" office:value-type="float" office:value="2784746" calcext:value-type="float">
            <text:p>27847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874413" calcext:value-type="float">
            <text:p>8744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7303" calcext:value-type="float">
            <text:p>24273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quido</text:p>
          </table:table-cell>
          <table:table-cell table:style-name="ce3"/>
          <table:table-cell table:style-name="ce3" office:value-type="float" office:value="1827103" calcext:value-type="float">
            <text:p>182710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venimen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it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condizione</text:p>
          </table:table-cell>
          <table:table-cell table:style-name="ce3"/>
          <table:table-cell table:style-name="ce3" office:value-type="float" office:value="4484103" calcext:value-type="float">
            <text:p>44841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4583641" calcext:value-type="float">
            <text:p>45836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9136" calcext:value-type="float">
            <text:p>3059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coprire</text:p>
          </table:table-cell>
          <table:table-cell table:style-name="ce3"/>
          <table:table-cell table:style-name="ce3" office:value-type="float" office:value="852947" calcext:value-type="float">
            <text:p>8529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928141" calcext:value-type="float">
            <text:p>9281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9424" calcext:value-type="float">
            <text:p>4294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nformatic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roporre</text:p>
          </table:table-cell>
          <table:table-cell table:style-name="ce3"/>
          <table:table-cell table:style-name="ce3" office:value-type="float" office:value="412799" calcext:value-type="float">
            <text:p>41279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ostenere</text:p>
          </table:table-cell>
          <table:table-cell table:style-name="ce3"/>
          <table:table-cell table:style-name="ce3" office:value-type="float" office:value="1763786" calcext:value-type="float">
            <text:p>176378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1616" calcext:value-type="float">
            <text:p>33916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1624" calcext:value-type="float">
            <text:p>3391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atuitament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tipic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peranza</text:p>
          </table:table-cell>
          <table:table-cell table:style-name="ce3"/>
          <table:table-cell table:style-name="ce3" office:value-type="float" office:value="966474" calcext:value-type="float">
            <text:p>9664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2989" calcext:value-type="float">
            <text:p>6329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9388" calcext:value-type="float">
            <text:p>429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dipendenz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dato</text:p>
          </table:table-cell>
          <table:table-cell table:style-name="ce3"/>
          <table:table-cell table:style-name="ce3" office:value-type="float" office:value="393854" calcext:value-type="float">
            <text:p>393854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ccupare</text:p>
          </table:table-cell>
          <table:table-cell table:style-name="ce6"/>
          <table:table-cell table:style-name="ce3" office:value-type="float" office:value="3710929" calcext:value-type="float">
            <text:p>37109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51834" calcext:value-type="float">
            <text:p>175183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uramente</text:p>
          </table:table-cell>
          <table:table-cell table:style-name="ce3"/>
          <table:table-cell table:style-name="ce3" office:value-type="float" office:value="4509049" calcext:value-type="float">
            <text:p>450904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ssumere</text:p>
          </table:table-cell>
          <table:table-cell table:style-name="ce3"/>
          <table:table-cell table:style-name="ce3" office:value-type="float" office:value="3158771" calcext:value-type="float">
            <text:p>3158771</text:p>
          </table:table-cell>
          <table:table-cell office:value-type="string" calcext:value-type="string">
            <text:p>yes</text:p>
          </table:table-cell>
          <table:table-cell office:value-type="float" office:value="4922690" calcext:value-type="float">
            <text:p>4922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inamic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icerca</text:p>
          </table:table-cell>
          <table:table-cell table:style-name="ce3"/>
          <table:table-cell office:value-type="float" office:value="1857421" calcext:value-type="float">
            <text:p>1857421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3843" calcext:value-type="float">
            <text:p>373843</text:p>
          </table:table-cell>
          <table:table-cell office:value-type="string" calcext:value-type="string">
            <text:p>ye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rott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ttesa</text:p>
          </table:table-cell>
          <table:table-cell table:style-name="ce3"/>
          <table:table-cell table:style-name="ce3" office:value-type="float" office:value="6980566" calcext:value-type="float">
            <text:p>698056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evitabil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bbandonato</text:p>
          </table:table-cell>
          <table:table-cell table:style-name="ce3"/>
          <table:table-cell office:value-type="float" office:value="1510625" calcext:value-type="float">
            <text:p>151062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mparir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rappresentare</text:p>
          </table:table-cell>
          <table:table-cell table:style-name="ce3"/>
          <table:table-cell table:style-name="ce3" office:value-type="float" office:value="833616" calcext:value-type="float">
            <text:p>83361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antaggios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parcheggiare</text:p>
          </table:table-cell>
          <table:table-cell table:style-name="ce3"/>
          <table:table-cell table:style-name="ce3" office:value-type="float" office:value="3262861" calcext:value-type="float">
            <text:p>326286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lastico</text:p>
          </table:table-cell>
          <table:table-cell/>
          <table:table-cell office:value-type="float" office:value="2201230" calcext:value-type="float">
            <text:p>22012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414305" calcext:value-type="float">
            <text:p>3414305</text:p>
          </table:table-cell>
          <table:table-cell office:value-type="string" calcext:value-type="string">
            <text:p>yes</text:p>
          </table:table-cell>
          <table:table-cell office:value-type="float" office:value="409295" calcext:value-type="float">
            <text:p>409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zion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tomo</text:p>
          </table:table-cell>
          <table:table-cell/>
          <table:table-cell office:value-type="float" office:value="1265056" calcext:value-type="float">
            <text:p>126505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ibilm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float" office:value="1578295" calcext:value-type="float">
            <text:p>1578295</text:p>
          </table:table-cell>
          <table:table-cell office:value-type="string" calcext:value-type="string">
            <text:p>yes</text:p>
          </table:table-cell>
          <table:table-cell office:value-type="float" office:value="2943707" calcext:value-type="float">
            <text:p>294370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osizion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mpliamento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iscrivere</text:p>
          </table:table-cell>
          <table:table-cell table:style-name="ce8"/>
          <table:table-cell office:value-type="float" office:value="508077" calcext:value-type="float">
            <text:p>50807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bl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sso</text:p>
          </table:table-cell>
          <table:table-cell/>
          <table:table-cell office:value-type="float" office:value="3566763" calcext:value-type="float">
            <text:p>356676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legrare</text:p>
          </table:table-cell>
          <table:table-cell/>
          <table:table-cell office:value-type="float" office:value="2784799" calcext:value-type="float">
            <text:p>278479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segn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hissà</text:p>
          </table:table-cell>
          <table:table-cell/>
          <table:table-cell office:value-type="float" office:value="3671416" calcext:value-type="float">
            <text:p>36714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65896" calcext:value-type="float">
            <text:p>176589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zi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ess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o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gere</text:p>
          </table:table-cell>
          <table:table-cell/>
          <table:table-cell office:value-type="float" office:value="2706263" calcext:value-type="float">
            <text:p>2706263</text:p>
          </table:table-cell>
          <table:table-cell office:value-type="string" calcext:value-type="string">
            <text:p>yes</text:p>
          </table:table-cell>
          <table:table-cell office:value-type="float" office:value="4954629" calcext:value-type="float">
            <text:p>49546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0630" calcext:value-type="float">
            <text:p>990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ostrare</text:p>
          </table:table-cell>
          <table:table-cell/>
          <table:table-cell office:value-type="float" office:value="2430335" calcext:value-type="float">
            <text:p>2430335</text:p>
          </table:table-cell>
          <table:table-cell office:value-type="string" calcext:value-type="string">
            <text:p>yes</text:p>
          </table:table-cell>
          <table:table-cell office:value-type="float" office:value="4551848" calcext:value-type="float">
            <text:p>4551848</text:p>
          </table:table-cell>
          <table:table-cell office:value-type="string" calcext:value-type="string">
            <text:p>yes</text:p>
          </table:table-cell>
          <table:table-cell office:value-type="float" office:value="1859693" calcext:value-type="float">
            <text:p>1859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uot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ciare</text:p>
          </table:table-cell>
          <table:table-cell/>
          <table:table-cell office:value-type="float" office:value="1765084" calcext:value-type="float">
            <text:p>1765084</text:p>
          </table:table-cell>
          <table:table-cell office:value-type="string" calcext:value-type="string">
            <text:p>yes</text:p>
          </table:table-cell>
          <table:table-cell office:value-type="float" office:value="3270928" calcext:value-type="float">
            <text:p>3270928</text:p>
          </table:table-cell>
          <table:table-cell office:value-type="string" calcext:value-type="string">
            <text:p>yes</text:p>
          </table:table-cell>
          <table:table-cell office:value-type="float" office:value="5901662" calcext:value-type="float">
            <text:p>59016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tolinea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orare</text:p>
          </table:table-cell>
          <table:table-cell/>
          <table:table-cell office:value-type="float" office:value="375457" calcext:value-type="float">
            <text:p>375457</text:p>
          </table:table-cell>
          <table:table-cell office:value-type="string" calcext:value-type="string">
            <text:p>yes</text:p>
          </table:table-cell>
          <table:table-cell office:value-type="float" office:value="930997" calcext:value-type="float">
            <text:p>930997</text:p>
          </table:table-cell>
          <table:table-cell office:value-type="string" calcext:value-type="string">
            <text:p>yes</text:p>
          </table:table-cell>
          <table:table-cell office:value-type="float" office:value="1645575" calcext:value-type="float">
            <text:p>1645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ienda</text:p>
          </table:table-cell>
          <table:table-cell/>
          <table:table-cell office:value-type="float" office:value="3456502" calcext:value-type="float">
            <text:p>3456502</text:p>
          </table:table-cell>
          <table:table-cell office:value-type="string" calcext:value-type="string">
            <text:p>yes</text:p>
          </table:table-cell>
          <table:table-cell office:value-type="float" office:value="2213818" calcext:value-type="float">
            <text:p>2213818</text:p>
          </table:table-cell>
          <table:table-cell office:value-type="string" calcext:value-type="string">
            <text:p>yes</text:p>
          </table:table-cell>
          <table:table-cell office:value-type="float" office:value="1838484" calcext:value-type="float">
            <text:p>1838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ine</text:p>
          </table:table-cell>
          <table:table-cell/>
          <table:table-cell office:value-type="float" office:value="756461" calcext:value-type="float">
            <text:p>756461</text:p>
          </table:table-cell>
          <table:table-cell office:value-type="string" calcext:value-type="string">
            <text:p>yes</text:p>
          </table:table-cell>
          <table:table-cell table:style-name="ce3" office:value-type="float" office:value="720451" calcext:value-type="float">
            <text:p>72045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o</text:p>
          </table:table-cell>
          <table:table-cell/>
          <table:table-cell office:value-type="float" office:value="1912817" calcext:value-type="float">
            <text:p>1912817</text:p>
          </table:table-cell>
          <table:table-cell office:value-type="string" calcext:value-type="string">
            <text:p>yes</text:p>
          </table:table-cell>
          <table:table-cell office:value-type="float" office:value="2195967" calcext:value-type="float">
            <text:p>219596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8875" calcext:value-type="float">
            <text:p>11088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tinat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uttura</text:p>
          </table:table-cell>
          <table:table-cell/>
          <table:table-cell office:value-type="float" office:value="2863868" calcext:value-type="float">
            <text:p>2863868</text:p>
          </table:table-cell>
          <table:table-cell office:value-type="string" calcext:value-type="string">
            <text:p>yes</text:p>
          </table:table-cell>
          <table:table-cell office:value-type="float" office:value="1853823" calcext:value-type="float">
            <text:p>185382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re</text:p>
          </table:table-cell>
          <table:table-cell/>
          <table:table-cell office:value-type="float" office:value="1844156" calcext:value-type="float">
            <text:p>1844156</text:p>
          </table:table-cell>
          <table:table-cell office:value-type="string" calcext:value-type="string">
            <text:p>yes</text:p>
          </table:table-cell>
          <table:table-cell office:value-type="float" office:value="2430893" calcext:value-type="float">
            <text:p>243089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3138" calcext:value-type="float">
            <text:p>18531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en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itto</text:p>
          </table:table-cell>
          <table:table-cell/>
          <table:table-cell table:style-name="ce3" office:value-type="float" office:value="380539" calcext:value-type="float">
            <text:p>380539</text:p>
          </table:table-cell>
          <table:table-cell office:value-type="string" calcext:value-type="string">
            <text:p>yes</text:p>
          </table:table-cell>
          <table:table-cell office:value-type="float" office:value="4542501" calcext:value-type="float">
            <text:p>454250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99310" calcext:value-type="float">
            <text:p>4999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str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ez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are</text:p>
          </table:table-cell>
          <table:table-cell/>
          <table:table-cell office:value-type="float" office:value="1853832" calcext:value-type="float">
            <text:p>1853832</text:p>
          </table:table-cell>
          <table:table-cell office:value-type="string" calcext:value-type="string">
            <text:p>yes</text:p>
          </table:table-cell>
          <table:table-cell office:value-type="float" office:value="5005247" calcext:value-type="float">
            <text:p>5005247</text:p>
          </table:table-cell>
          <table:table-cell office:value-type="string" calcext:value-type="string">
            <text:p>yes</text:p>
          </table:table-cell>
          <table:table-cell office:value-type="float" office:value="894220" calcext:value-type="float">
            <text:p>8942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ovar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maco</text:p>
          </table:table-cell>
          <table:table-cell/>
          <table:table-cell table:style-name="ce3" office:value-type="float" office:value="1915002" calcext:value-type="float">
            <text:p>1915002</text:p>
          </table:table-cell>
          <table:table-cell office:value-type="string" calcext:value-type="string">
            <text:p>yes</text:p>
          </table:table-cell>
          <table:table-cell office:value-type="float" office:value="691418" calcext:value-type="float">
            <text:p>691418</text:p>
          </table:table-cell>
          <table:table-cell office:value-type="string" calcext:value-type="string">
            <text:p>yes</text:p>
          </table:table-cell>
          <table:table-cell office:value-type="float" office:value="2993496" calcext:value-type="float">
            <text:p>2993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azionale</text:p>
          </table:table-cell>
          <table:table-cell table:style-name="ce3"/>
          <table:table-cell office:value-type="float" office:value="1635133" calcext:value-type="float">
            <text:p>1635133</text:p>
          </table:table-cell>
          <table:table-cell office:value-type="string" calcext:value-type="string">
            <text:p>yes</text:p>
          </table:table-cell>
          <table:table-cell office:value-type="float" office:value="2335211" calcext:value-type="float">
            <text:p>2335211</text:p>
          </table:table-cell>
          <table:table-cell office:value-type="string" calcext:value-type="string">
            <text:p>no</text:p>
          </table:table-cell>
          <table:table-cell office:value-type="float" office:value="2283512" calcext:value-type="float">
            <text:p>2283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mico</text:p>
          </table:table-cell>
          <table:table-cell/>
          <table:table-cell office:value-type="float" office:value="2221383" calcext:value-type="float">
            <text:p>2221383</text:p>
          </table:table-cell>
          <table:table-cell office:value-type="string" calcext:value-type="string">
            <text:p>yes</text:p>
          </table:table-cell>
          <table:table-cell office:value-type="float" office:value="862245" calcext:value-type="float">
            <text:p>862245</text:p>
          </table:table-cell>
          <table:table-cell office:value-type="string" calcext:value-type="string">
            <text:p>yes</text:p>
          </table:table-cell>
          <table:table-cell office:value-type="float" office:value="1101811" calcext:value-type="float">
            <text:p>1101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ortevol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3"/>
          <table:table-cell office:value-type="float" office:value="612176" calcext:value-type="float">
            <text:p>612176</text:p>
          </table:table-cell>
          <table:table-cell office:value-type="string" calcext:value-type="string">
            <text:p>yes</text:p>
          </table:table-cell>
          <table:table-cell office:value-type="float" office:value="1063154" calcext:value-type="float">
            <text:p>1063154</text:p>
          </table:table-cell>
          <table:table-cell office:value-type="string" calcext:value-type="string">
            <text:p>no</text:p>
          </table:table-cell>
          <table:table-cell office:value-type="float" office:value="3745052" calcext:value-type="float">
            <text:p>37450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gl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icalmente</text:p>
          </table:table-cell>
          <table:table-cell/>
          <table:table-cell office:value-type="float" office:value="1718953" calcext:value-type="float">
            <text:p>171895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stre</text:p>
          </table:table-cell>
          <table:table-cell/>
          <table:table-cell office:value-type="float" office:value="1211170" calcext:value-type="float">
            <text:p>121117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adere</text:p>
          </table:table-cell>
          <table:table-cell/>
          <table:table-cell office:value-type="float" office:value="1516789" calcext:value-type="float">
            <text:p>1516789</text:p>
          </table:table-cell>
          <table:table-cell office:value-type="string" calcext:value-type="string">
            <text:p>yes</text:p>
          </table:table-cell>
          <table:table-cell office:value-type="float" office:value="694025" calcext:value-type="float">
            <text:p>694025</text:p>
          </table:table-cell>
          <table:table-cell office:value-type="string" calcext:value-type="string">
            <text:p>yes</text:p>
          </table:table-cell>
          <table:table-cell office:value-type="float" office:value="3297775" calcext:value-type="float">
            <text:p>32977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ttore</text:p>
          </table:table-cell>
          <table:table-cell/>
          <table:table-cell office:value-type="float" office:value="1865863" calcext:value-type="float">
            <text:p>1865863</text:p>
          </table:table-cell>
          <table:table-cell office:value-type="string" calcext:value-type="string">
            <text:p>yes</text:p>
          </table:table-cell>
          <table:table-cell office:value-type="float" office:value="1853101" calcext:value-type="float">
            <text:p>185310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t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ore</text:p>
          </table:table-cell>
          <table:table-cell/>
          <table:table-cell office:value-type="float" office:value="935782" calcext:value-type="float">
            <text:p>93578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2481" calcext:value-type="float">
            <text:p>422481</text:p>
          </table:table-cell>
          <table:table-cell office:value-type="string" calcext:value-type="string">
            <text:p>yes</text:p>
          </table:table-cell>
          <table:table-cell office:value-type="float" office:value="1343958" calcext:value-type="float">
            <text:p>1343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giormente</text:p>
          </table:table-cell>
          <table:table-cell/>
          <table:table-cell office:value-type="float" office:value="2201288" calcext:value-type="float">
            <text:p>220128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pire</text:p>
          </table:table-cell>
          <table:table-cell/>
          <table:table-cell office:value-type="float" office:value="2277251" calcext:value-type="float">
            <text:p>2277251</text:p>
          </table:table-cell>
          <table:table-cell office:value-type="string" calcext:value-type="string">
            <text:p>yes</text:p>
          </table:table-cell>
          <table:table-cell office:value-type="float" office:value="3174310" calcext:value-type="float">
            <text:p>31743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0482" calcext:value-type="float">
            <text:p>630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odamen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invitato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preoccupare</text:p>
          </table:table-cell>
          <table:table-cell table:style-name="ce8"/>
          <table:table-cell office:value-type="float" office:value="860617" calcext:value-type="float">
            <text:p>860617</text:p>
          </table:table-cell>
          <table:table-cell office:value-type="string" calcext:value-type="string">
            <text:p>yes</text:p>
          </table:table-cell>
          <table:table-cell office:value-type="float" office:value="2193564" calcext:value-type="float">
            <text:p>2193564</text:p>
          </table:table-cell>
          <table:table-cell office:value-type="string" calcext:value-type="string">
            <text:p>yes</text:p>
          </table:table-cell>
          <table:table-cell office:value-type="float" office:value="2784835" calcext:value-type="float">
            <text:p>27848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unicati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v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u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office:value-type="float" office:value="403026" calcext:value-type="float">
            <text:p>40302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tasio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e</text:p>
          </table:table-cell>
          <table:table-cell/>
          <table:table-cell office:value-type="float" office:value="1664836" calcext:value-type="float">
            <text:p>166483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rare</text:p>
          </table:table-cell>
          <table:table-cell/>
          <table:table-cell office:value-type="float" office:value="2189454" calcext:value-type="float">
            <text:p>218945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ttoporre</text:p>
          </table:table-cell>
          <table:table-cell/>
          <table:table-cell office:value-type="float" office:value="602293" calcext:value-type="float">
            <text:p>602293</text:p>
          </table:table-cell>
          <table:table-cell office:value-type="string" calcext:value-type="string">
            <text:p>yes</text:p>
          </table:table-cell>
          <table:table-cell office:value-type="float" office:value="749956" calcext:value-type="float">
            <text:p>74995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o</text:p>
          </table:table-cell>
          <table:table-cell/>
          <table:table-cell office:value-type="float" office:value="2426824" calcext:value-type="float">
            <text:p>2426824</text:p>
          </table:table-cell>
          <table:table-cell office:value-type="string" calcext:value-type="string">
            <text:p>yes</text:p>
          </table:table-cell>
          <table:table-cell office:value-type="float" office:value="1183610" calcext:value-type="float">
            <text:p>1183610</text:p>
          </table:table-cell>
          <table:table-cell office:value-type="string" calcext:value-type="string">
            <text:p>yes</text:p>
          </table:table-cell>
          <table:table-cell office:value-type="float" office:value="3406992" calcext:value-type="float">
            <text:p>34069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ili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nno</text:p>
          </table:table-cell>
          <table:table-cell/>
          <table:table-cell office:value-type="float" office:value="3056945" calcext:value-type="float">
            <text:p>3056945</text:p>
          </table:table-cell>
          <table:table-cell office:value-type="string" calcext:value-type="string">
            <text:p>yes</text:p>
          </table:table-cell>
          <table:table-cell office:value-type="float" office:value="2291338" calcext:value-type="float">
            <text:p>2291338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endere</text:p>
          </table:table-cell>
          <table:table-cell/>
          <table:table-cell office:value-type="float" office:value="2056533" calcext:value-type="float">
            <text:p>2056533</text:p>
          </table:table-cell>
          <table:table-cell office:value-type="string" calcext:value-type="string">
            <text:p>yes</text:p>
          </table:table-cell>
          <table:table-cell office:value-type="float" office:value="976832" calcext:value-type="float">
            <text:p>976832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ettere</text:p>
          </table:table-cell>
          <table:table-cell/>
          <table:table-cell office:value-type="float" office:value="759863" calcext:value-type="float">
            <text:p>759863</text:p>
          </table:table-cell>
          <table:table-cell office:value-type="string" calcext:value-type="string">
            <text:p>yes</text:p>
          </table:table-cell>
          <table:table-cell office:value-type="float" office:value="383777" calcext:value-type="float">
            <text:p>383777</text:p>
          </table:table-cell>
          <table:table-cell office:value-type="string" calcext:value-type="string">
            <text:p>yes</text:p>
          </table:table-cell>
          <table:table-cell office:value-type="float" office:value="3369600" calcext:value-type="float">
            <text:p>33696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i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ire</text:p>
          </table:table-cell>
          <table:table-cell/>
          <table:table-cell office:value-type="float" office:value="1309738" calcext:value-type="float">
            <text:p>1309738</text:p>
          </table:table-cell>
          <table:table-cell office:value-type="string" calcext:value-type="string">
            <text:p>yes</text:p>
          </table:table-cell>
          <table:table-cell office:value-type="float" office:value="1588671" calcext:value-type="float">
            <text:p>158867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mmatic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icatam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blicizz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edire</text:p>
          </table:table-cell>
          <table:table-cell/>
          <table:table-cell office:value-type="float" office:value="1842400" calcext:value-type="float">
            <text:p>1842400</text:p>
          </table:table-cell>
          <table:table-cell office:value-type="string" calcext:value-type="string">
            <text:p>yes</text:p>
          </table:table-cell>
          <table:table-cell office:value-type="float" office:value="377115" calcext:value-type="float">
            <text:p>37711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ittad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st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st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rr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zo</text:p>
          </table:table-cell>
          <table:table-cell/>
          <table:table-cell office:value-type="float" office:value="4166917" calcext:value-type="float">
            <text:p>4166917</text:p>
          </table:table-cell>
          <table:table-cell office:value-type="string" calcext:value-type="string">
            <text:p>yes</text:p>
          </table:table-cell>
          <table:table-cell office:value-type="float" office:value="636143" calcext:value-type="float">
            <text:p>636143</text:p>
          </table:table-cell>
          <table:table-cell office:value-type="string" calcext:value-type="string">
            <text:p>yes</text:p>
          </table:table-cell>
          <table:table-cell office:value-type="float" office:value="3629194" calcext:value-type="float">
            <text:p>3629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igente</text:p>
          </table:table-cell>
          <table:table-cell/>
          <table:table-cell office:value-type="float" office:value="3260860" calcext:value-type="float">
            <text:p>326086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end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tacol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mo</text:p>
          </table:table-cell>
          <table:table-cell/>
          <table:table-cell office:value-type="float" office:value="2416904" calcext:value-type="float">
            <text:p>2416904</text:p>
          </table:table-cell>
          <table:table-cell office:value-type="string" calcext:value-type="string">
            <text:p>yes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agr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iderev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ia</text:p>
          </table:table-cell>
          <table:table-cell/>
          <table:table-cell office:value-type="float" office:value="2576399" calcext:value-type="float">
            <text:p>257639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tt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gno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ibilità</text:p>
          </table:table-cell>
          <table:table-cell/>
          <table:table-cell office:value-type="float" office:value="1878618" calcext:value-type="float">
            <text:p>1878618</text:p>
          </table:table-cell>
          <table:table-cell office:value-type="string" calcext:value-type="string">
            <text:p>yes</text:p>
          </table:table-cell>
          <table:table-cell office:value-type="float" office:value="3769842" calcext:value-type="float">
            <text:p>3769842</text:p>
          </table:table-cell>
          <table:table-cell office:value-type="string" calcext:value-type="string">
            <text:p>yes</text:p>
          </table:table-cell>
          <table:table-cell office:value-type="float" office:value="2442151" calcext:value-type="float">
            <text:p>2442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vola</text:p>
          </table:table-cell>
          <table:table-cell/>
          <table:table-cell office:value-type="float" office:value="4504981" calcext:value-type="float">
            <text:p>4504981</text:p>
          </table:table-cell>
          <table:table-cell office:value-type="string" calcext:value-type="string">
            <text:p>yes</text:p>
          </table:table-cell>
          <table:table-cell office:value-type="float" office:value="4542505" calcext:value-type="float">
            <text:p>454250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enire</text:p>
          </table:table-cell>
          <table:table-cell/>
          <table:table-cell office:value-type="float" office:value="946780" calcext:value-type="float">
            <text:p>94678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in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o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imo</text:p>
          </table:table-cell>
          <table:table-cell/>
          <table:table-cell office:value-type="float" office:value="2215457" calcext:value-type="float">
            <text:p>2215457</text:p>
          </table:table-cell>
          <table:table-cell office:value-type="string" calcext:value-type="string">
            <text:p>yes</text:p>
          </table:table-cell>
          <table:table-cell office:value-type="float" office:value="1803977" calcext:value-type="float">
            <text:p>1803977</text:p>
          </table:table-cell>
          <table:table-cell office:value-type="string" calcext:value-type="string">
            <text:p>yes</text:p>
          </table:table-cell>
          <table:table-cell office:value-type="float" office:value="2575471" calcext:value-type="float">
            <text:p>25754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porto</text:p>
          </table:table-cell>
          <table:table-cell/>
          <table:table-cell office:value-type="float" office:value="2438460" calcext:value-type="float">
            <text:p>2438460</text:p>
          </table:table-cell>
          <table:table-cell office:value-type="string" calcext:value-type="string">
            <text:p>yes</text:p>
          </table:table-cell>
          <table:table-cell office:value-type="float" office:value="1852464" calcext:value-type="float">
            <text:p>1852464</text:p>
          </table:table-cell>
          <table:table-cell office:value-type="string" calcext:value-type="string">
            <text:p>yes</text:p>
          </table:table-cell>
          <table:table-cell office:value-type="float" office:value="1840935" calcext:value-type="float">
            <text:p>18409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are</text:p>
          </table:table-cell>
          <table:table-cell/>
          <table:table-cell office:value-type="float" office:value="2782288" calcext:value-type="float">
            <text:p>2782288</text:p>
          </table:table-cell>
          <table:table-cell office:value-type="string" calcext:value-type="string">
            <text:p>yes</text:p>
          </table:table-cell>
          <table:table-cell office:value-type="float" office:value="1087213" calcext:value-type="float">
            <text:p>1087213</text:p>
          </table:table-cell>
          <table:table-cell office:value-type="string" calcext:value-type="string">
            <text:p>yes</text:p>
          </table:table-cell>
          <table:table-cell office:value-type="float" office:value="1872402" calcext:value-type="float">
            <text:p>1872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colt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bianch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og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is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umento</text:p>
          </table:table-cell>
          <table:table-cell/>
          <table:table-cell office:value-type="float" office:value="2205998" calcext:value-type="float">
            <text:p>2205998</text:p>
          </table:table-cell>
          <table:table-cell office:value-type="string" calcext:value-type="string">
            <text:p>yes</text:p>
          </table:table-cell>
          <table:table-cell office:value-type="float" office:value="2477732" calcext:value-type="float">
            <text:p>2477732</text:p>
          </table:table-cell>
          <table:table-cell office:value-type="string" calcext:value-type="string">
            <text:p>yes</text:p>
          </table:table-cell>
          <table:table-cell office:value-type="float" office:value="1869319" calcext:value-type="float">
            <text:p>1869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maginare</text:p>
          </table:table-cell>
          <table:table-cell/>
          <table:table-cell office:value-type="float" office:value="1677682" calcext:value-type="float">
            <text:p>1677682</text:p>
          </table:table-cell>
          <table:table-cell office:value-type="string" calcext:value-type="string">
            <text:p>yes</text:p>
          </table:table-cell>
          <table:table-cell office:value-type="float" office:value="2440528" calcext:value-type="float">
            <text:p>2440528</text:p>
          </table:table-cell>
          <table:table-cell office:value-type="string" calcext:value-type="string">
            <text:p>yes</text:p>
          </table:table-cell>
          <table:table-cell office:value-type="float" office:value="903213" calcext:value-type="float">
            <text:p>903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ricoltore</text:p>
          </table:table-cell>
          <table:table-cell/>
          <table:table-cell office:value-type="float" office:value="2429163" calcext:value-type="float">
            <text:p>242916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ol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titu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lo</text:p>
          </table:table-cell>
          <table:table-cell/>
          <table:table-cell office:value-type="float" office:value="3841610" calcext:value-type="float">
            <text:p>3841610</text:p>
          </table:table-cell>
          <table:table-cell office:value-type="string" calcext:value-type="string">
            <text:p>yes</text:p>
          </table:table-cell>
          <table:table-cell office:value-type="float" office:value="2575471" calcext:value-type="float">
            <text:p>2575471</text:p>
          </table:table-cell>
          <table:table-cell office:value-type="string" calcext:value-type="string">
            <text:p>yes</text:p>
          </table:table-cell>
          <table:table-cell office:value-type="float" office:value="1313205" calcext:value-type="float">
            <text:p>1313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augurar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ppa</text:p>
          </table:table-cell>
          <table:table-cell table:style-name="ce3"/>
          <table:table-cell office:value-type="float" office:value="1265197" calcext:value-type="float">
            <text:p>126519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lor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boidr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zi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ico</text:p>
          </table:table-cell>
          <table:table-cell/>
          <table:table-cell office:value-type="float" office:value="2426969" calcext:value-type="float">
            <text:p>2426969</text:p>
          </table:table-cell>
          <table:table-cell office:value-type="string" calcext:value-type="string">
            <text:p>yes</text:p>
          </table:table-cell>
          <table:table-cell office:value-type="float" office:value="3264115" calcext:value-type="float">
            <text:p>326411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eggi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set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oc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frire</text:p>
          </table:table-cell>
          <table:table-cell/>
          <table:table-cell office:value-type="float" office:value="4922687" calcext:value-type="float">
            <text:p>4922687</text:p>
          </table:table-cell>
          <table:table-cell office:value-type="string" calcext:value-type="string">
            <text:p>yes</text:p>
          </table:table-cell>
          <table:table-cell office:value-type="float" office:value="2943755" calcext:value-type="float">
            <text:p>2943755</text:p>
          </table:table-cell>
          <table:table-cell office:value-type="string" calcext:value-type="string">
            <text:p>yes</text:p>
          </table:table-cell>
          <table:table-cell office:value-type="float" office:value="666011" calcext:value-type="float">
            <text:p>6660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r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zia</text:p>
          </table:table-cell>
          <table:table-cell/>
          <table:table-cell office:value-type="float" office:value="1758771" calcext:value-type="float">
            <text:p>1758771</text:p>
          </table:table-cell>
          <table:table-cell office:value-type="string" calcext:value-type="string">
            <text:p>yes</text:p>
          </table:table-cell>
          <table:table-cell office:value-type="float" office:value="1772889" calcext:value-type="float">
            <text:p>1772889</text:p>
          </table:table-cell>
          <table:table-cell office:value-type="string" calcext:value-type="string">
            <text:p>yes</text:p>
          </table:table-cell>
          <table:table-cell office:value-type="float" office:value="375246" calcext:value-type="float">
            <text:p>375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esso</text:p>
          </table:table-cell>
          <table:table-cell/>
          <table:table-cell office:value-type="float" office:value="2038916" calcext:value-type="float">
            <text:p>2038916</text:p>
          </table:table-cell>
          <table:table-cell office:value-type="string" calcext:value-type="string">
            <text:p>yes</text:p>
          </table:table-cell>
          <table:table-cell office:value-type="float" office:value="3753377" calcext:value-type="float">
            <text:p>3753377</text:p>
          </table:table-cell>
          <table:table-cell office:value-type="string" calcext:value-type="string">
            <text:p>yes</text:p>
          </table:table-cell>
          <table:table-cell office:value-type="float" office:value="3077830" calcext:value-type="float">
            <text:p>30778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if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ieme</text:p>
          </table:table-cell>
          <table:table-cell/>
          <table:table-cell office:value-type="float" office:value="4377786" calcext:value-type="float">
            <text:p>4377786</text:p>
          </table:table-cell>
          <table:table-cell office:value-type="string" calcext:value-type="string">
            <text:p>yes</text:p>
          </table:table-cell>
          <table:table-cell office:value-type="float" office:value="3576088" calcext:value-type="float">
            <text:p>3576088</text:p>
          </table:table-cell>
          <table:table-cell office:value-type="string" calcext:value-type="string">
            <text:p>yes</text:p>
          </table:table-cell>
          <table:table-cell office:value-type="float" office:value="1577853" calcext:value-type="float">
            <text:p>15778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festa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avven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o</text:p>
          </table:table-cell>
          <table:table-cell/>
          <table:table-cell office:value-type="float" office:value="4862991" calcext:value-type="float">
            <text:p>4862991</text:p>
          </table:table-cell>
          <table:table-cell office:value-type="string" calcext:value-type="string">
            <text:p>yes</text:p>
          </table:table-cell>
          <table:table-cell office:value-type="float" office:value="621047" calcext:value-type="float">
            <text:p>621047</text:p>
          </table:table-cell>
          <table:table-cell office:value-type="string" calcext:value-type="string">
            <text:p>yes</text:p>
          </table:table-cell>
          <table:table-cell office:value-type="float" office:value="947745" calcext:value-type="float">
            <text:p>9477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ri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rire</text:p>
          </table:table-cell>
          <table:table-cell/>
          <table:table-cell office:value-type="float" office:value="1762755" calcext:value-type="float">
            <text:p>1762755</text:p>
          </table:table-cell>
          <table:table-cell office:value-type="string" calcext:value-type="string">
            <text:p>yes</text:p>
          </table:table-cell>
          <table:table-cell office:value-type="float" office:value="2209370" calcext:value-type="float">
            <text:p>2209370</text:p>
          </table:table-cell>
          <table:table-cell office:value-type="string" calcext:value-type="string">
            <text:p>yes</text:p>
          </table:table-cell>
          <table:table-cell office:value-type="float" office:value="2963083" calcext:value-type="float">
            <text:p>29630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pettare</text:p>
          </table:table-cell>
          <table:table-cell/>
          <table:table-cell office:value-type="float" office:value="2092829" calcext:value-type="float">
            <text:p>2092829</text:p>
          </table:table-cell>
          <table:table-cell office:value-type="string" calcext:value-type="string">
            <text:p>yes</text:p>
          </table:table-cell>
          <table:table-cell office:value-type="float" office:value="3545639" calcext:value-type="float">
            <text:p>3545639</text:p>
          </table:table-cell>
          <table:table-cell office:value-type="string" calcext:value-type="string">
            <text:p>yes</text:p>
          </table:table-cell>
          <table:table-cell office:value-type="float" office:value="5534295" calcext:value-type="float">
            <text:p>5534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dilig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quin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po</text:p>
          </table:table-cell>
          <table:table-cell/>
          <table:table-cell office:value-type="float" office:value="628056" calcext:value-type="float">
            <text:p>628056</text:p>
          </table:table-cell>
          <table:table-cell office:value-type="string" calcext:value-type="string">
            <text:p>yes</text:p>
          </table:table-cell>
          <table:table-cell office:value-type="float" office:value="872051" calcext:value-type="float">
            <text:p>87205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o</text:p>
          </table:table-cell>
          <table:table-cell/>
          <table:table-cell office:value-type="float" office:value="2162898" calcext:value-type="float">
            <text:p>2162898</text:p>
          </table:table-cell>
          <table:table-cell office:value-type="string" calcext:value-type="string">
            <text:p>yes</text:p>
          </table:table-cell>
          <table:table-cell office:value-type="float" office:value="2510709" calcext:value-type="float">
            <text:p>2510709</text:p>
          </table:table-cell>
          <table:table-cell office:value-type="string" calcext:value-type="string">
            <text:p>yes</text:p>
          </table:table-cell>
          <table:table-cell office:value-type="float" office:value="3025401" calcext:value-type="float">
            <text:p>3025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du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spensab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tt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sitore</text:p>
          </table:table-cell>
          <table:table-cell/>
          <table:table-cell office:value-type="float" office:value="401495" calcext:value-type="float">
            <text:p>401495</text:p>
          </table:table-cell>
          <table:table-cell office:value-type="string" calcext:value-type="string">
            <text:p>yes</text:p>
          </table:table-cell>
          <table:table-cell office:value-type="float" office:value="6140291" calcext:value-type="float">
            <text:p>614029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derare</text:p>
          </table:table-cell>
          <table:table-cell/>
          <table:table-cell office:value-type="float" office:value="5792117" calcext:value-type="float">
            <text:p>5792117</text:p>
          </table:table-cell>
          <table:table-cell office:value-type="string" calcext:value-type="string">
            <text:p>yes</text:p>
          </table:table-cell>
          <table:table-cell office:value-type="float" office:value="1834561" calcext:value-type="float">
            <text:p>1834561</text:p>
          </table:table-cell>
          <table:table-cell office:value-type="string" calcext:value-type="string">
            <text:p>yes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he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bi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lpa</text:p>
          </table:table-cell>
          <table:table-cell table:style-name="ce3"/>
          <table:table-cell office:value-type="float" office:value="1858526" calcext:value-type="float">
            <text:p>1858526</text:p>
          </table:table-cell>
          <table:table-cell office:value-type="string" calcext:value-type="string">
            <text:p>yes</text:p>
          </table:table-cell>
          <table:table-cell office:value-type="float" office:value="4525811" calcext:value-type="float">
            <text:p>452581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ancio </text:p>
          </table:table-cell>
          <table:table-cell/>
          <table:table-cell office:value-type="float" office:value="2050233" calcext:value-type="float">
            <text:p>205023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ta</text:p>
          </table:table-cell>
          <table:table-cell/>
          <table:table-cell office:value-type="float" office:value="1842563" calcext:value-type="float">
            <text:p>1842563</text:p>
          </table:table-cell>
          <table:table-cell office:value-type="string" calcext:value-type="string">
            <text:p>yes</text:p>
          </table:table-cell>
          <table:table-cell office:value-type="float" office:value="4553452" calcext:value-type="float">
            <text:p>4553452</text:p>
          </table:table-cell>
          <table:table-cell office:value-type="string" calcext:value-type="string">
            <text:p>yes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stione</text:p>
          </table:table-cell>
          <table:table-cell/>
          <table:table-cell office:value-type="float" office:value="4558" calcext:value-type="float">
            <text:p>4558</text:p>
          </table:table-cell>
          <table:table-cell office:value-type="string" calcext:value-type="string">
            <text:p>yes</text:p>
          </table:table-cell>
          <table:table-cell office:value-type="float" office:value="1754616" calcext:value-type="float">
            <text:p>1754616</text:p>
          </table:table-cell>
          <table:table-cell office:value-type="string" calcext:value-type="string">
            <text:p>yes</text:p>
          </table:table-cell>
          <table:table-cell office:value-type="float" office:value="2867846" calcext:value-type="float">
            <text:p>2867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nerizz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cessario</text:p>
          </table:table-cell>
          <table:table-cell/>
          <table:table-cell office:value-type="float" office:value="4925416" calcext:value-type="float">
            <text:p>4925416</text:p>
          </table:table-cell>
          <table:table-cell office:value-type="string" calcext:value-type="string">
            <text:p>yes</text:p>
          </table:table-cell>
          <table:table-cell office:value-type="float" office:value="5800765" calcext:value-type="float">
            <text:p>5800765</text:p>
          </table:table-cell>
          <table:table-cell office:value-type="string" calcext:value-type="string">
            <text:p>yes</text:p>
          </table:table-cell>
          <table:table-cell office:value-type="float" office:value="373858" calcext:value-type="float">
            <text:p>373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are</text:p>
          </table:table-cell>
          <table:table-cell table:style-name="ce3"/>
          <table:table-cell office:value-type="float" office:value="1200965" calcext:value-type="float">
            <text:p>1200965</text:p>
          </table:table-cell>
          <table:table-cell office:value-type="string" calcext:value-type="string">
            <text:p>yes</text:p>
          </table:table-cell>
          <table:table-cell office:value-type="float" office:value="3269735" calcext:value-type="float">
            <text:p>3269735</text:p>
          </table:table-cell>
          <table:table-cell office:value-type="string" calcext:value-type="string">
            <text:p>yes</text:p>
          </table:table-cell>
          <table:table-cell office:value-type="float" office:value="1964322" calcext:value-type="float">
            <text:p>19643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battere</text:p>
          </table:table-cell>
          <table:table-cell/>
          <table:table-cell office:value-type="float" office:value="992748" calcext:value-type="float">
            <text:p>992748</text:p>
          </table:table-cell>
          <table:table-cell office:value-type="string" calcext:value-type="string">
            <text:p>yes</text:p>
          </table:table-cell>
          <table:table-cell office:value-type="float" office:value="4703557" calcext:value-type="float">
            <text:p>4703557</text:p>
          </table:table-cell>
          <table:table-cell office:value-type="string" calcext:value-type="string">
            <text:p>yes</text:p>
          </table:table-cell>
          <table:table-cell office:value-type="float" office:value="432995" calcext:value-type="float">
            <text:p>4329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ozionante</text:p>
          </table:table-cell>
          <table:table-cell/>
          <table:table-cell office:value-type="float" office:value="3435789" calcext:value-type="float">
            <text:p>3435789</text:p>
          </table:table-cell>
          <table:table-cell office:value-type="string" calcext:value-type="string">
            <text:p>yes</text:p>
          </table:table-cell>
          <table:table-cell office:value-type="float" office:value="2412248" calcext:value-type="float">
            <text:p>241224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smett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ss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suno</text:p>
          </table:table-cell>
          <table:table-cell/>
          <table:table-cell table:style-name="ce3" office:value-type="float" office:value="2912961" calcext:value-type="float">
            <text:p>2912961</text:p>
          </table:table-cell>
          <table:table-cell office:value-type="string" calcext:value-type="string">
            <text:p>yes</text:p>
          </table:table-cell>
          <table:table-cell office:value-type="float" office:value="2227907" calcext:value-type="float">
            <text:p>2227907</text:p>
          </table:table-cell>
          <table:table-cell office:value-type="string" calcext:value-type="string">
            <text:p>yes</text:p>
          </table:table-cell>
          <table:table-cell office:value-type="float" office:value="5562486" calcext:value-type="float">
            <text:p>55624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ten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poliziotto</text:p>
          </table:table-cell>
          <table:table-cell/>
          <table:table-cell office:value-type="float" office:value="1765105" calcext:value-type="float">
            <text:p>1765105</text:p>
          </table:table-cell>
          <table:table-cell office:value-type="string" calcext:value-type="string">
            <text:p>yes</text:p>
          </table:table-cell>
          <table:table-cell office:value-type="float" office:value="2685546" calcext:value-type="float">
            <text:p>26855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5770292" calcext:value-type="float">
            <text:p>57702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curamente</text:p>
          </table:table-cell>
          <table:table-cell/>
          <table:table-cell table:style-name="ce3" office:value-type="float" office:value="3987348" calcext:value-type="float">
            <text:p>3987348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vvisare</text:p>
          </table:table-cell>
          <table:table-cell table:style-name="ce3"/>
          <table:table-cell office:value-type="float" office:value="1758723" calcext:value-type="float">
            <text:p>175872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58720" calcext:value-type="float">
            <text:p>1758720</text:p>
          </table:table-cell>
          <table:table-cell office:value-type="string" calcext:value-type="string">
            <text:p>no</text:p>
          </table:table-cell>
          <table:table-cell office:value-type="float" office:value="1758717" calcext:value-type="float">
            <text:p>1758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ena</text:p>
          </table:table-cell>
          <table:table-cell/>
          <table:table-cell office:value-type="float" office:value="1577854" calcext:value-type="float">
            <text:p>1577854</text:p>
          </table:table-cell>
          <table:table-cell office:value-type="string" calcext:value-type="string">
            <text:p>yes</text:p>
          </table:table-cell>
          <table:table-cell office:value-type="float" office:value="3223608" calcext:value-type="float">
            <text:p>322360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curato</text:p>
          </table:table-cell>
          <table:table-cell table:style-name="ce3"/>
          <table:table-cell office:value-type="float" office:value="1759642" calcext:value-type="float">
            <text:p>1759642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brell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tigl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ire</text:p>
          </table:table-cell>
          <table:table-cell/>
          <table:table-cell office:value-type="float" office:value="1633225" calcext:value-type="float">
            <text:p>163322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ret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a</text:p>
          </table:table-cell>
          <table:table-cell/>
          <table:table-cell office:value-type="float" office:value="1764874" calcext:value-type="float">
            <text:p>1764874</text:p>
          </table:table-cell>
          <table:table-cell office:value-type="string" calcext:value-type="string">
            <text:p>yes</text:p>
          </table:table-cell>
          <table:table-cell office:value-type="float" office:value="1265212" calcext:value-type="float">
            <text:p>1265212</text:p>
          </table:table-cell>
          <table:table-cell office:value-type="string" calcext:value-type="string">
            <text:p>no</text:p>
          </table:table-cell>
          <table:table-cell office:value-type="float" office:value="3631492" calcext:value-type="float">
            <text:p>3631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gliere</text:p>
          </table:table-cell>
          <table:table-cell/>
          <table:table-cell office:value-type="float" office:value="2056093" calcext:value-type="float">
            <text:p>205609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riale</text:p>
          </table:table-cell>
          <table:table-cell/>
          <table:table-cell office:value-type="float" office:value="379608" calcext:value-type="float">
            <text:p>379608</text:p>
          </table:table-cell>
          <table:table-cell office:value-type="string" calcext:value-type="string">
            <text:p>yes</text:p>
          </table:table-cell>
          <table:table-cell office:value-type="float" office:value="2728287" calcext:value-type="float">
            <text:p>272828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llare</text:p>
          </table:table-cell>
          <table:table-cell/>
          <table:table-cell office:value-type="float" office:value="3743981" calcext:value-type="float">
            <text:p>3743981</text:p>
          </table:table-cell>
          <table:table-cell office:value-type="string" calcext:value-type="string">
            <text:p>yes</text:p>
          </table:table-cell>
          <table:table-cell office:value-type="float" office:value="3420838" calcext:value-type="float">
            <text:p>342083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dare</text:p>
          </table:table-cell>
          <table:table-cell/>
          <table:table-cell office:value-type="float" office:value="2433015" calcext:value-type="float">
            <text:p>24330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osservato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articolar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0" office:value-type="string" calcext:value-type="string">
            <text:p>accorrere (accorgersi)</text:p>
          </table:table-cell>
          <table:table-cell table:style-name="ce10"/>
          <table:table-cell office:value-type="float" office:value="3487076" calcext:value-type="float">
            <text:p>3487076</text:p>
          </table:table-cell>
          <table:table-cell office:value-type="string" calcext:value-type="string">
            <text:p>yes</text:p>
          </table:table-cell>
          <table:table-cell office:value-type="float" office:value="3264332" calcext:value-type="float">
            <text:p>3264332</text:p>
          </table:table-cell>
          <table:table-cell office:value-type="string" calcext:value-type="string">
            <text:p>yes</text:p>
          </table:table-cell>
          <table:table-cell office:value-type="float" office:value="1736257" calcext:value-type="float">
            <text:p>17362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ievo</text:p>
          </table:table-cell>
          <table:table-cell/>
          <table:table-cell office:value-type="float" office:value="2456093" calcext:value-type="float">
            <text:p>2456093</text:p>
          </table:table-cell>
          <table:table-cell office:value-type="string" calcext:value-type="string">
            <text:p>yes</text:p>
          </table:table-cell>
          <table:table-cell office:value-type="float" office:value="896791" calcext:value-type="float">
            <text:p>896791</text:p>
          </table:table-cell>
          <table:table-cell office:value-type="string" calcext:value-type="string">
            <text:p>yes</text:p>
          </table:table-cell>
          <table:table-cell office:value-type="float" office:value="3213019" calcext:value-type="float">
            <text:p>3213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imonian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ilo</text:p>
          </table:table-cell>
          <table:table-cell/>
          <table:table-cell office:value-type="float" office:value="1461855" calcext:value-type="float">
            <text:p>1461855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til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li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ultura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risal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ca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zione</text:p>
          </table:table-cell>
          <table:table-cell/>
          <table:table-cell office:value-type="float" office:value="3897610" calcext:value-type="float">
            <text:p>3897610</text:p>
          </table:table-cell>
          <table:table-cell office:value-type="string" calcext:value-type="string">
            <text:p>yes</text:p>
          </table:table-cell>
          <table:table-cell office:value-type="float" office:value="1827034" calcext:value-type="float">
            <text:p>1827034</text:p>
          </table:table-cell>
          <table:table-cell office:value-type="string" calcext:value-type="string">
            <text:p>yes</text:p>
          </table:table-cell>
          <table:table-cell office:value-type="float" office:value="621740" calcext:value-type="float">
            <text:p>6217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vo</text:p>
          </table:table-cell>
          <table:table-cell/>
          <table:table-cell office:value-type="float" office:value="2427548" calcext:value-type="float">
            <text:p>2427548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o</text:p>
          </table:table-cell>
          <table:table-cell/>
          <table:table-cell table:style-name="ce3" office:value-type="float" office:value="1964322" calcext:value-type="float">
            <text:p>1964322</text:p>
          </table:table-cell>
          <table:table-cell office:value-type="string" calcext:value-type="string">
            <text:p>yes</text:p>
          </table:table-cell>
          <table:table-cell office:value-type="float" office:value="897248" calcext:value-type="float">
            <text:p>89724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03233" calcext:value-type="float">
            <text:p>29032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otidianamente</text:p>
          </table:table-cell>
          <table:table-cell/>
          <table:table-cell office:value-type="float" office:value="4434530" calcext:value-type="float">
            <text:p>443453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nitosam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taglio</text:p>
          </table:table-cell>
          <table:table-cell/>
          <table:table-cell office:value-type="float" office:value="5526371" calcext:value-type="float">
            <text:p>552637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e</text:p>
          </table:table-cell>
          <table:table-cell/>
          <table:table-cell table:style-name="ce3" office:value-type="float" office:value="2384663" calcext:value-type="float">
            <text:p>23846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9474" calcext:value-type="float">
            <text:p>7194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00700" calcext:value-type="float">
            <text:p>30007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mportamento</text:p>
          </table:table-cell>
          <table:table-cell table:style-name="ce3"/>
          <table:table-cell table:style-name="ce3" office:value-type="float" office:value="4892548" calcext:value-type="float">
            <text:p>4892548</text:p>
          </table:table-cell>
          <table:table-cell office:value-type="string" calcext:value-type="string">
            <text:p>yes</text:p>
          </table:table-cell>
          <table:table-cell office:value-type="float" office:value="2771914" calcext:value-type="float">
            <text:p>2771914</text:p>
          </table:table-cell>
          <table:table-cell office:value-type="string" calcext:value-type="string">
            <text:p>yes</text:p>
          </table:table-cell>
          <table:table-cell office:value-type="float" office:value="1055751" calcext:value-type="float">
            <text:p>10557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ascinante</text:p>
          </table:table-cell>
          <table:table-cell/>
          <table:table-cell office:value-type="float" office:value="621740" calcext:value-type="float">
            <text:p>621740</text:p>
          </table:table-cell>
          <table:table-cell office:value-type="string" calcext:value-type="string">
            <text:p>yes</text:p>
          </table:table-cell>
          <table:table-cell office:value-type="float" office:value="2998378" calcext:value-type="float">
            <text:p>2998378</text:p>
          </table:table-cell>
          <table:table-cell office:value-type="string" calcext:value-type="string">
            <text:p>yes</text:p>
          </table:table-cell>
          <table:table-cell office:value-type="float" office:value="1905383" calcext:value-type="float">
            <text:p>19053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ercatore</text:p>
          </table:table-cell>
          <table:table-cell/>
          <table:table-cell office:value-type="float" office:value="1846947" calcext:value-type="float">
            <text:p>1846947</text:p>
          </table:table-cell>
          <table:table-cell office:value-type="string" calcext:value-type="string">
            <text:p>yes</text:p>
          </table:table-cell>
          <table:table-cell office:value-type="float" office:value="1846945" calcext:value-type="float">
            <text:p>1846945</text:p>
          </table:table-cell>
          <table:table-cell office:value-type="string" calcext:value-type="string">
            <text:p>yes</text:p>
          </table:table-cell>
          <table:table-cell office:value-type="float" office:value="2437684" calcext:value-type="float">
            <text:p>2437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itatore</text:p>
          </table:table-cell>
          <table:table-cell/>
          <table:table-cell table:style-name="ce3" office:value-type="float" office:value="350408" calcext:value-type="float">
            <text:p>35040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tamina</text:p>
          </table:table-cell>
          <table:table-cell/>
          <table:table-cell office:value-type="float" office:value="4984421" calcext:value-type="float">
            <text:p>498442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o</text:p>
          </table:table-cell>
          <table:table-cell/>
          <table:table-cell office:value-type="float" office:value="7192424" calcext:value-type="float">
            <text:p>719242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sa</text:p>
          </table:table-cell>
          <table:table-cell/>
          <table:table-cell office:value-type="float" office:value="2596590" calcext:value-type="float">
            <text:p>2596590</text:p>
          </table:table-cell>
          <table:table-cell office:value-type="string" calcext:value-type="string">
            <text:p>yes</text:p>
          </table:table-cell>
          <table:table-cell office:value-type="float" office:value="1570092" calcext:value-type="float">
            <text:p>1570092</text:p>
          </table:table-cell>
          <table:table-cell office:value-type="string" calcext:value-type="string">
            <text:p>yes</text:p>
          </table:table-cell>
          <table:table-cell office:value-type="float" office:value="2383461" calcext:value-type="float">
            <text:p>23834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olo</text:p>
          </table:table-cell>
          <table:table-cell table:style-name="ce3"/>
          <table:table-cell table:style-name="ce3" office:value-type="float" office:value="2364212" calcext:value-type="float">
            <text:p>2364212</text:p>
          </table:table-cell>
          <table:table-cell office:value-type="string" calcext:value-type="string">
            <text:p>yes</text:p>
          </table:table-cell>
          <table:table-cell office:value-type="float" office:value="6173071" calcext:value-type="float">
            <text:p>6173071</text:p>
          </table:table-cell>
          <table:table-cell office:value-type="string" calcext:value-type="string">
            <text:p>yes</text:p>
          </table:table-cell>
          <table:table-cell office:value-type="float" office:value="3264402" calcext:value-type="float">
            <text:p>3264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pre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lm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tto</text:p>
          </table:table-cell>
          <table:table-cell/>
          <table:table-cell office:value-type="float" office:value="4874141" calcext:value-type="float">
            <text:p>4874141</text:p>
          </table:table-cell>
          <table:table-cell office:value-type="string" calcext:value-type="string">
            <text:p>yes</text:p>
          </table:table-cell>
          <table:table-cell office:value-type="float" office:value="3418770" calcext:value-type="float">
            <text:p>341877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04609" calcext:value-type="float">
            <text:p>19046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leb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ancare</text:p>
          </table:table-cell>
          <table:table-cell table:style-name="ce11"/>
          <table:table-cell office:value-type="float" office:value="1766141" calcext:value-type="float">
            <text:p>176614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porr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ciugacape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noscere</text:p>
          </table:table-cell>
          <table:table-cell/>
          <table:table-cell office:value-type="float" office:value="3116608" calcext:value-type="float">
            <text:p>3116608</text:p>
          </table:table-cell>
          <table:table-cell office:value-type="string" calcext:value-type="string">
            <text:p>yes</text:p>
          </table:table-cell>
          <table:table-cell office:value-type="float" office:value="1574453" calcext:value-type="float">
            <text:p>1574453</text:p>
          </table:table-cell>
          <table:table-cell office:value-type="string" calcext:value-type="string">
            <text:p>yes</text:p>
          </table:table-cell>
          <table:table-cell office:value-type="float" office:value="1699893" calcext:value-type="float">
            <text:p>16998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olu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gu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lev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o</text:p>
          </table:table-cell>
          <table:table-cell/>
          <table:table-cell office:value-type="float" office:value="874313" calcext:value-type="float">
            <text:p>874313</text:p>
          </table:table-cell>
          <table:table-cell office:value-type="string" calcext:value-type="string">
            <text:p>yes</text:p>
          </table:table-cell>
          <table:table-cell office:value-type="float" office:value="1312501" calcext:value-type="float">
            <text:p>131250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76394" calcext:value-type="float">
            <text:p>4476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unità</text:p>
          </table:table-cell>
          <table:table-cell table:style-name="ce3"/>
          <table:table-cell office:value-type="float" office:value="1349822" calcext:value-type="float">
            <text:p>1349822</text:p>
          </table:table-cell>
          <table:table-cell office:value-type="string" calcext:value-type="string">
            <text:p>yes</text:p>
          </table:table-cell>
          <table:table-cell office:value-type="float" office:value="4422176" calcext:value-type="float">
            <text:p>442217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gg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sato</text:p>
          </table:table-cell>
          <table:table-cell/>
          <table:table-cell office:value-type="float" office:value="2421198" calcext:value-type="float">
            <text:p>2421198</text:p>
          </table:table-cell>
          <table:table-cell office:value-type="string" calcext:value-type="string">
            <text:p>yes</text:p>
          </table:table-cell>
          <table:table-cell office:value-type="float" office:value="702297" calcext:value-type="float">
            <text:p>70229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</text:p>
          </table:table-cell>
          <table:table-cell table:style-name="ce3"/>
          <table:table-cell office:value-type="float" office:value="1964028" calcext:value-type="float">
            <text:p>1964028</text:p>
          </table:table-cell>
          <table:table-cell office:value-type="string" calcext:value-type="string">
            <text:p>yes</text:p>
          </table:table-cell>
          <table:table-cell office:value-type="float" office:value="3027041" calcext:value-type="float">
            <text:p>3027041</text:p>
          </table:table-cell>
          <table:table-cell office:value-type="string" calcext:value-type="string">
            <text:p>yes</text:p>
          </table:table-cell>
          <table:table-cell office:value-type="float" office:value="1117127" calcext:value-type="float">
            <text:p>11171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eram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mbo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g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ori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tto</text:p>
          </table:table-cell>
          <table:table-cell/>
          <table:table-cell office:value-type="float" office:value="1693145" calcext:value-type="float">
            <text:p>169314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ezzo</text:p>
          </table:table-cell>
          <table:table-cell/>
          <table:table-cell office:value-type="float" office:value="2383804" calcext:value-type="float">
            <text:p>238380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dro</text:p>
          </table:table-cell>
          <table:table-cell/>
          <table:table-cell office:value-type="float" office:value="2685546" calcext:value-type="float">
            <text:p>2685546</text:p>
          </table:table-cell>
          <table:table-cell office:value-type="string" calcext:value-type="string">
            <text:p>yes</text:p>
          </table:table-cell>
          <table:table-cell office:value-type="float" office:value="350304" calcext:value-type="float">
            <text:p>350304</text:p>
          </table:table-cell>
          <table:table-cell office:value-type="string" calcext:value-type="string">
            <text:p>yes</text:p>
          </table:table-cell>
          <table:table-cell office:value-type="float" office:value="1331175" calcext:value-type="float">
            <text:p>13311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esteggia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fati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otizz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feri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ocare</text:p>
          </table:table-cell>
          <table:table-cell/>
          <table:table-cell office:value-type="float" office:value="2328756" calcext:value-type="float">
            <text:p>232875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stire</text:p>
          </table:table-cell>
          <table:table-cell/>
          <table:table-cell office:value-type="float" office:value="1910190" calcext:value-type="float">
            <text:p>1910190</text:p>
          </table:table-cell>
          <table:table-cell office:value-type="string" calcext:value-type="string">
            <text:p>yes</text:p>
          </table:table-cell>
          <table:table-cell office:value-type="float" office:value="3425603" calcext:value-type="float">
            <text:p>34256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39321" calcext:value-type="float">
            <text:p>1539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e</text:p>
          </table:table-cell>
          <table:table-cell/>
          <table:table-cell table:style-name="ce3" office:value-type="float" office:value="5459958" calcext:value-type="float">
            <text:p>5459958</text:p>
          </table:table-cell>
          <table:table-cell office:value-type="string" calcext:value-type="string">
            <text:p>yes</text:p>
          </table:table-cell>
          <table:table-cell office:value-type="float" office:value="3462874" calcext:value-type="float">
            <text:p>3462874</text:p>
          </table:table-cell>
          <table:table-cell office:value-type="string" calcext:value-type="string">
            <text:p>yes</text:p>
          </table:table-cell>
          <table:table-cell office:value-type="float" office:value="1791881" calcext:value-type="float">
            <text:p>17918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por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so</text:p>
          </table:table-cell>
          <table:table-cell/>
          <table:table-cell office:value-type="float" office:value="3116608" calcext:value-type="float">
            <text:p>3116608</text:p>
          </table:table-cell>
          <table:table-cell office:value-type="string" calcext:value-type="string">
            <text:p>yes</text:p>
          </table:table-cell>
          <table:table-cell office:value-type="float" office:value="2449761" calcext:value-type="float">
            <text:p>2449761</text:p>
          </table:table-cell>
          <table:table-cell office:value-type="string" calcext:value-type="string">
            <text:p>yes</text:p>
          </table:table-cell>
          <table:table-cell table:style-name="ce3" office:value-type="float" office:value="946807" calcext:value-type="float">
            <text:p>9468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raziare</text:p>
          </table:table-cell>
          <table:table-cell/>
          <table:table-cell office:value-type="float" office:value="1402851" calcext:value-type="float">
            <text:p>1402851</text:p>
          </table:table-cell>
          <table:table-cell office:value-type="string" calcext:value-type="string">
            <text:p>yes</text:p>
          </table:table-cell>
          <table:table-cell office:value-type="float" office:value="1005871" calcext:value-type="float">
            <text:p>1005871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71385" calcext:value-type="float">
            <text:p>55713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redibile</text:p>
          </table:table-cell>
          <table:table-cell/>
          <table:table-cell office:value-type="float" office:value="2516175" calcext:value-type="float">
            <text:p>251617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fe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anza</text:p>
          </table:table-cell>
          <table:table-cell/>
          <table:table-cell office:value-type="float" office:value="2197529" calcext:value-type="float">
            <text:p>219752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nologia</text:p>
          </table:table-cell>
          <table:table-cell/>
          <table:table-cell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3202878" calcext:value-type="float">
            <text:p>3202878</text:p>
          </table:table-cell>
          <table:table-cell office:value-type="string" calcext:value-type="string">
            <text:p>yes</text:p>
          </table:table-cell>
          <table:table-cell office:value-type="float" office:value="3410107" calcext:value-type="float">
            <text:p>3410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co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dizi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vent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lcano</text:p>
          </table:table-cell>
          <table:table-cell/>
          <table:table-cell office:value-type="float" office:value="3461759" calcext:value-type="float">
            <text:p>3461759</text:p>
          </table:table-cell>
          <table:table-cell office:value-type="string" calcext:value-type="string">
            <text:p>yes</text:p>
          </table:table-cell>
          <table:table-cell office:value-type="float" office:value="500255" calcext:value-type="float">
            <text:p>50025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red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opolit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versitario</text:p>
          </table:table-cell>
          <table:table-cell/>
          <table:table-cell office:value-type="float" office:value="373528" calcext:value-type="float">
            <text:p>37352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dere</text:p>
          </table:table-cell>
          <table:table-cell/>
          <table:table-cell office:value-type="float" office:value="1014471" calcext:value-type="float">
            <text:p>1014471</text:p>
          </table:table-cell>
          <table:table-cell office:value-type="string" calcext:value-type="string">
            <text:p>yes</text:p>
          </table:table-cell>
          <table:table-cell office:value-type="float" office:value="350800" calcext:value-type="float">
            <text:p>35080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12511" calcext:value-type="float">
            <text:p>22125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ghiacciaio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successo</text:p>
          </table:table-cell>
          <table:table-cell table:style-name="ce3"/>
          <table:table-cell office:value-type="float" office:value="1662750" calcext:value-type="float">
            <text:p>1662750</text:p>
          </table:table-cell>
          <table:table-cell office:value-type="string" calcext:value-type="string">
            <text:p>yes</text:p>
          </table:table-cell>
          <table:table-cell office:value-type="float" office:value="1786040" calcext:value-type="float">
            <text:p>178604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12501" calcext:value-type="float">
            <text:p>1312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retez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dot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fascin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o</text:p>
          </table:table-cell>
          <table:table-cell/>
          <table:table-cell office:value-type="float" office:value="3477389" calcext:value-type="float">
            <text:p>3477389</text:p>
          </table:table-cell>
          <table:table-cell office:value-type="string" calcext:value-type="string">
            <text:p>yes</text:p>
          </table:table-cell>
          <table:table-cell office:value-type="float" office:value="2412089" calcext:value-type="float">
            <text:p>24120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609493" calcext:value-type="float">
            <text:p>6094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arga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2" office:value-type="string" calcext:value-type="string">
            <text:p>recuperare</text:p>
          </table:table-cell>
          <table:table-cell table:style-name="ce12"/>
          <table:table-cell office:value-type="float" office:value="947557" calcext:value-type="float">
            <text:p>947557</text:p>
          </table:table-cell>
          <table:table-cell office:value-type="string" calcext:value-type="string">
            <text:p>yes</text:p>
          </table:table-cell>
          <table:table-cell table:style-name="ce3" office:value-type="float" office:value="5074038" calcext:value-type="float">
            <text:p>50740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947553" calcext:value-type="float">
            <text:p>9475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dere</text:p>
          </table:table-cell>
          <table:table-cell table:style-name="ce3"/>
          <table:table-cell office:value-type="float" office:value="4880972" calcext:value-type="float">
            <text:p>4880972</text:p>
          </table:table-cell>
          <table:table-cell office:value-type="string" calcext:value-type="string">
            <text:p>yes</text:p>
          </table:table-cell>
          <table:table-cell office:value-type="float" office:value="1083505" calcext:value-type="float">
            <text:p>1083505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48986" calcext:value-type="float">
            <text:p>55489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mentare</text:p>
          </table:table-cell>
          <table:table-cell office:value-type="string" calcext:value-type="string">
            <text:p>VER</text:p>
          </table:table-cell>
          <table:table-cell office:value-type="float" office:value="2810520" calcext:value-type="float">
            <text:p>2810520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stei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riera</text:p>
          </table:table-cell>
          <table:table-cell office:value-type="string" calcext:value-type="string">
            <text:p>NOM</text:p>
          </table:table-cell>
          <table:table-cell office:value-type="float" office:value="3426024" calcext:value-type="float">
            <text:p>3426024</text:p>
          </table:table-cell>
          <table:table-cell office:value-type="string" calcext:value-type="string">
            <text:p>yes</text:p>
          </table:table-cell>
          <table:table-cell table:style-name="ce3" office:value-type="float" office:value="6765902" calcext:value-type="float">
            <text:p>676590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Karriere, Laufbah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esoro</text:p>
          </table:table-cell>
          <table:table-cell office:value-type="string" calcext:value-type="string">
            <text:p>NOM</text:p>
          </table:table-cell>
          <table:table-cell office:value-type="float" office:value="860687" calcext:value-type="float">
            <text:p>860687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Schat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h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talli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NOM</text:p>
          </table:table-cell>
          <table:table-cell table:style-name="ce3" office:value-type="float" office:value="7044645" calcext:value-type="float">
            <text:p>7044645</text:p>
          </table:table-cell>
          <table:table-cell office:value-type="string" calcext:value-type="string">
            <text:p>yes</text:p>
          </table:table-cell>
          <table:table-cell office:value-type="float" office:value="3343661" calcext:value-type="float">
            <text:p>3343661</text:p>
          </table:table-cell>
          <table:table-cell office:value-type="string" calcext:value-type="string">
            <text:p>yes</text:p>
          </table:table-cell>
          <table:table-cell table:style-name="ce3" office:value-type="float" office:value="905742" calcext:value-type="float">
            <text:p>9057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bä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sionis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aprendere</text:p>
          </table:table-cell>
          <table:table-cell office:value-type="string" calcext:value-type="string">
            <text:p>VER</text:p>
          </table:table-cell>
          <table:table-cell office:value-type="float" office:value="3426024" calcext:value-type="float">
            <text:p>3426024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einzuschla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l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batt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762755" calcext:value-type="float">
            <text:p>1762755</text:p>
          </table:table-cell>
          <table:table-cell office:value-type="string" calcext:value-type="string">
            <text:p>yes</text:p>
          </table:table-cell>
          <table:table-cell office:value-type="float" office:value="1257065" calcext:value-type="float">
            <text:p>125706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0327" calcext:value-type="float">
            <text:p>3503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NOM</text:p>
          </table:table-cell>
          <table:table-cell office:value-type="float" office:value="841779" calcext:value-type="float">
            <text:p>841779</text:p>
          </table:table-cell>
          <table:table-cell office:value-type="string" calcext:value-type="string">
            <text:p>yes</text:p>
          </table:table-cell>
          <table:table-cell office:value-type="float" office:value="724948" calcext:value-type="float">
            <text:p>72494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13625" calcext:value-type="float">
            <text:p>1513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ADJ</text:p>
          </table:table-cell>
          <table:table-cell office:value-type="float" office:value="3755088" calcext:value-type="float">
            <text:p>3755088</text:p>
          </table:table-cell>
          <table:table-cell office:value-type="string" calcext:value-type="string">
            <text:p>yes</text:p>
          </table:table-cell>
          <table:table-cell office:value-type="float" office:value="978309" calcext:value-type="float">
            <text:p>978309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65622" calcext:value-type="float">
            <text:p>1965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tiva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4545345" calcext:value-type="float">
            <text:p>45453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966199" calcext:value-type="float">
            <text:p>966199</text:p>
          </table:table-cell>
          <table:table-cell office:value-type="string" calcext:value-type="string">
            <text:p>yes</text:p>
          </table:table-cell>
          <table:table-cell office:value-type="float" office:value="4588241" calcext:value-type="float">
            <text:p>4588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solutamente</text:p>
          </table:table-cell>
          <table:table-cell office:value-type="string" calcext:value-type="string">
            <text:p>ADV</text:p>
          </table:table-cell>
          <table:table-cell table:style-name="ce3" office:value-type="float" office:value="4407" calcext:value-type="float">
            <text:p>440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09587" calcext:value-type="float">
            <text:p>10095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839283" calcext:value-type="float">
            <text:p>8392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ttività</text:p>
          </table:table-cell>
          <table:table-cell office:value-type="string" calcext:value-type="string">
            <text:p>NOM</text:p>
          </table:table-cell>
          <table:table-cell office:value-type="float" office:value="2439819" calcext:value-type="float">
            <text:p>243981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anzia</text:p>
          </table:table-cell>
          <table:table-cell office:value-type="string" calcext:value-type="string">
            <text:p>NOM</text:p>
          </table:table-cell>
          <table:table-cell office:value-type="float" office:value="1874157" calcext:value-type="float">
            <text:p>1874157</text:p>
          </table:table-cell>
          <table:table-cell office:value-type="string" calcext:value-type="string">
            <text:p>yes</text:p>
          </table:table-cell>
          <table:table-cell office:value-type="float" office:value="1252611" calcext:value-type="float">
            <text:p>12526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2784781" calcext:value-type="float">
            <text:p>27847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e</text:p>
          </table:table-cell>
          <table:table-cell office:value-type="string" calcext:value-type="string">
            <text:p>ADJ</text:p>
          </table:table-cell>
          <table:table-cell table:style-name="ce3" office:value-type="float" office:value="626845" calcext:value-type="float">
            <text:p>6268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73983" calcext:value-type="float">
            <text:p>10739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7157" calcext:value-type="float">
            <text:p>1107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 der Lage, fäh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cer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elare</text:p>
          </table:table-cell>
          <table:table-cell office:value-type="string" calcext:value-type="string">
            <text:p>VER</text:p>
          </table:table-cell>
          <table:table-cell office:value-type="float" office:value="1856762" calcext:value-type="float">
            <text:p>1856762</text:p>
          </table:table-cell>
          <table:table-cell office:value-type="string" calcext:value-type="string">
            <text:p>yes</text:p>
          </table:table-cell>
          <table:table-cell office:value-type="float" office:value="7529377" calcext:value-type="float">
            <text:p>7529377</text:p>
          </table:table-cell>
          <table:table-cell office:value-type="string" calcext:value-type="string">
            <text:p>yes</text:p>
          </table:table-cell>
          <table:table-cell office:value-type="float" office:value="4962705" calcext:value-type="float">
            <text:p>49627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vi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so</text:p>
          </table:table-cell>
          <table:table-cell office:value-type="string" calcext:value-type="string">
            <text:p>NOM</text:p>
          </table:table-cell>
          <table:table-cell office:value-type="float" office:value="1271942" calcext:value-type="float">
            <text:p>1271942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erio 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NOM</text:p>
          </table:table-cell>
          <table:table-cell office:value-type="float" office:value="350856" calcext:value-type="float">
            <text:p>350856</text:p>
          </table:table-cell>
          <table:table-cell office:value-type="string" calcext:value-type="string">
            <text:p>yes</text:p>
          </table:table-cell>
          <table:table-cell office:value-type="float" office:value="2420923" calcext:value-type="float">
            <text:p>242092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1187" calcext:value-type="float">
            <text:p>24311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sare</text:p>
          </table:table-cell>
          <table:table-cell office:value-type="string" calcext:value-type="string">
            <text:p>VER</text:p>
          </table:table-cell>
          <table:table-cell office:value-type="float" office:value="2232838" calcext:value-type="float">
            <text:p>2232838</text:p>
          </table:table-cell>
          <table:table-cell office:value-type="string" calcext:value-type="string">
            <text:p>yes</text:p>
          </table:table-cell>
          <table:table-cell office:value-type="float" office:value="2393012" calcext:value-type="float">
            <text:p>2393012</text:p>
          </table:table-cell>
          <table:table-cell office:value-type="string" calcext:value-type="string">
            <text:p>yes</text:p>
          </table:table-cell>
          <table:table-cell office:value-type="float" office:value="4986390" calcext:value-type="float">
            <text:p>4986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iche</text:p>
          </table:table-cell>
          <table:table-cell office:value-type="string" calcext:value-type="string">
            <text:p>NOM</text:p>
          </table:table-cell>
          <table:table-cell office:value-type="float" office:value="4920805" calcext:value-type="float">
            <text:p>492080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cuper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lasci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petut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scrit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rminare</text:p>
          </table:table-cell>
          <table:table-cell office:value-type="string" calcext:value-type="string">
            <text:p>VER</text:p>
          </table:table-cell>
          <table:table-cell office:value-type="float" office:value="1493045" calcext:value-type="float">
            <text:p>149304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lenare</text:p>
          </table:table-cell>
          <table:table-cell office:value-type="string" calcext:value-type="string">
            <text:p>VER</text:p>
          </table:table-cell>
          <table:table-cell office:value-type="float" office:value="5739288" calcext:value-type="float">
            <text:p>573928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zare</text:p>
          </table:table-cell>
          <table:table-cell office:value-type="string" calcext:value-type="string">
            <text:p>VER</text:p>
          </table:table-cell>
          <table:table-cell office:value-type="float" office:value="6217769" calcext:value-type="float">
            <text:p>62177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25216" calcext:value-type="float">
            <text:p>9252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17324" calcext:value-type="float">
            <text:p>2417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perienza</text:p>
          </table:table-cell>
          <table:table-cell office:value-type="string" calcext:value-type="string">
            <text:p>NOM</text:p>
          </table:table-cell>
          <table:table-cell office:value-type="float" office:value="1218296" calcext:value-type="float">
            <text:p>1218296</text:p>
          </table:table-cell>
          <table:table-cell office:value-type="string" calcext:value-type="string">
            <text:p>yes</text:p>
          </table:table-cell>
          <table:table-cell office:value-type="float" office:value="3274985" calcext:value-type="float">
            <text:p>3274985</text:p>
          </table:table-cell>
          <table:table-cell office:value-type="string" calcext:value-type="string">
            <text:p>yes</text:p>
          </table:table-cell>
          <table:table-cell office:value-type="float" office:value="4917024" calcext:value-type="float">
            <text:p>4917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eti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opo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quisto</text:p>
          </table:table-cell>
          <table:table-cell office:value-type="string" calcext:value-type="string">
            <text:p>NOM</text:p>
          </table:table-cell>
          <table:table-cell office:value-type="float" office:value="5166381" calcext:value-type="float">
            <text:p>516638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llest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parmio</text:p>
          </table:table-cell>
          <table:table-cell office:value-type="string" calcext:value-type="string">
            <text:p>NOM</text:p>
          </table:table-cell>
          <table:table-cell office:value-type="float" office:value="4420931" calcext:value-type="float">
            <text:p>44209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16284" calcext:value-type="float">
            <text:p>241628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etenza</text:p>
          </table:table-cell>
          <table:table-cell office:value-type="string" calcext:value-type="string">
            <text:p>NOM</text:p>
          </table:table-cell>
          <table:table-cell office:value-type="float" office:value="1758450" calcext:value-type="float">
            <text:p>1758450</text:p>
          </table:table-cell>
          <table:table-cell office:value-type="string" calcext:value-type="string">
            <text:p>yes</text:p>
          </table:table-cell>
          <table:table-cell office:value-type="float" office:value="1759539" calcext:value-type="float">
            <text:p>17595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59536" calcext:value-type="float">
            <text:p>17595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ri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nfond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iclabili</text:p>
          </table:table-cell>
          <table:table-cell office:value-type="string" calcext:value-type="string">
            <text:p>ADJ</text:p>
          </table:table-cell>
          <table:table-cell office:value-type="float" office:value="2728287" calcext:value-type="float">
            <text:p>272828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vol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erta</text:p>
          </table:table-cell>
          <table:table-cell office:value-type="string" calcext:value-type="string">
            <text:p>NOM</text:p>
          </table:table-cell>
          <table:table-cell office:value-type="float" office:value="1978571" calcext:value-type="float">
            <text:p>197857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89164" calcext:value-type="float">
            <text:p>188916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diale</text:p>
          </table:table-cell>
          <table:table-cell office:value-type="string" calcext:value-type="string">
            <text:p>ADJ</text:p>
          </table:table-cell>
          <table:table-cell office:value-type="float" office:value="1411785" calcext:value-type="float">
            <text:p>1411785</text:p>
          </table:table-cell>
          <table:table-cell office:value-type="string" calcext:value-type="string">
            <text:p>yes</text:p>
          </table:table-cell>
          <table:table-cell office:value-type="float" office:value="4634765" calcext:value-type="float">
            <text:p>4634765</text:p>
          </table:table-cell>
          <table:table-cell office:value-type="string" calcext:value-type="string">
            <text:p>yes</text:p>
          </table:table-cell>
          <table:table-cell office:value-type="float" office:value="3093976" calcext:value-type="float">
            <text:p>30939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idente</text:p>
          </table:table-cell>
          <table:table-cell office:value-type="string" calcext:value-type="string">
            <text:p>ADJ</text:p>
          </table:table-cell>
          <table:table-cell office:value-type="float" office:value="425382" calcext:value-type="float">
            <text:p>425382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obaleno</text:p>
          </table:table-cell>
          <table:table-cell office:value-type="string" calcext:value-type="string">
            <text:p>NOM</text:p>
          </table:table-cell>
          <table:table-cell office:value-type="float" office:value="1964663" calcext:value-type="float">
            <text:p>196466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orire</text:p>
          </table:table-cell>
          <table:table-cell office:value-type="string" calcext:value-type="string">
            <text:p>VER</text:p>
          </table:table-cell>
          <table:table-cell office:value-type="float" office:value="2437991" calcext:value-type="float">
            <text:p>243799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vezz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eggi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o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tetto</text:p>
          </table:table-cell>
          <table:table-cell office:value-type="string" calcext:value-type="string">
            <text:p>NOM</text:p>
          </table:table-cell>
          <table:table-cell office:value-type="float" office:value="3531104" calcext:value-type="float">
            <text:p>3531104</text:p>
          </table:table-cell>
          <table:table-cell office:value-type="string" calcext:value-type="string">
            <text:p>yes</text:p>
          </table:table-cell>
          <table:table-cell office:value-type="float" office:value="2416308" calcext:value-type="float">
            <text:p>241630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ttron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came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sta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otol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servare</text:p>
          </table:table-cell>
          <table:table-cell office:value-type="string" calcext:value-type="string">
            <text:p>VER</text:p>
          </table:table-cell>
          <table:table-cell office:value-type="float" office:value="2191939" calcext:value-type="float">
            <text:p>2191939</text:p>
          </table:table-cell>
          <table:table-cell office:value-type="string" calcext:value-type="string">
            <text:p>yes</text:p>
          </table:table-cell>
          <table:table-cell office:value-type="float" office:value="1520339" calcext:value-type="float">
            <text:p>15203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74371" calcext:value-type="float">
            <text:p>29743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ess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aric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ten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vare</text:p>
          </table:table-cell>
          <table:table-cell office:value-type="string" calcext:value-type="string">
            <text:p>VER</text:p>
          </table:table-cell>
          <table:table-cell office:value-type="float" office:value="3021788" calcext:value-type="float">
            <text:p>302178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u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ogliere</text:p>
          </table:table-cell>
          <table:table-cell office:value-type="string" calcext:value-type="string">
            <text:p>VER</text:p>
          </table:table-cell>
          <table:table-cell office:value-type="float" office:value="3640927" calcext:value-type="float">
            <text:p>364092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or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tor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un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ina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ta</text:p>
          </table:table-cell>
          <table:table-cell office:value-type="string" calcext:value-type="string">
            <text:p>NOM</text:p>
          </table:table-cell>
          <table:table-cell office:value-type="float" office:value="1878239" calcext:value-type="float">
            <text:p>187823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idi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ADJ</text:p>
          </table:table-cell>
          <table:table-cell office:value-type="float" office:value="1265197" calcext:value-type="float">
            <text:p>126519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pi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mpiad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ttacol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g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unqu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onar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enire</text:p>
          </table:table-cell>
          <table:table-cell office:value-type="string" calcext:value-type="string">
            <text:p>VER</text:p>
          </table:table-cell>
          <table:table-cell office:value-type="float" office:value="1762755" calcext:value-type="float">
            <text:p>17627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o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nomico</text:p>
          </table:table-cell>
          <table:table-cell office:value-type="string" calcext:value-type="string">
            <text:p>ADJ</text:p>
          </table:table-cell>
          <table:table-cell office:value-type="float" office:value="6000632" calcext:value-type="float">
            <text:p>6000632</text:p>
          </table:table-cell>
          <table:table-cell office:value-type="string" calcext:value-type="string">
            <text:p>yes</text:p>
          </table:table-cell>
          <table:table-cell office:value-type="float" office:value="3067300" calcext:value-type="float">
            <text:p>3067300</text:p>
          </table:table-cell>
          <table:table-cell office:value-type="string" calcext:value-type="string">
            <text:p>yes</text:p>
          </table:table-cell>
          <table:table-cell office:value-type="float" office:value="1655235" calcext:value-type="float">
            <text:p>1655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ace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legraf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on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sù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gnit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zionare</text:p>
          </table:table-cell>
          <table:table-cell office:value-type="string" calcext:value-type="string">
            <text:p>VER</text:p>
          </table:table-cell>
          <table:table-cell office:value-type="float" office:value="1879191" calcext:value-type="float">
            <text:p>1879191</text:p>
          </table:table-cell>
          <table:table-cell office:value-type="string" calcext:value-type="string">
            <text:p>yes</text:p>
          </table:table-cell>
          <table:table-cell office:value-type="float" office:value="4316962" calcext:value-type="float">
            <text:p>4316962</text:p>
          </table:table-cell>
          <table:table-cell office:value-type="string" calcext:value-type="string">
            <text:p>yes</text:p>
          </table:table-cell>
          <table:table-cell office:value-type="float" office:value="5175653" calcext:value-type="float">
            <text:p>51756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ibire</text:p>
          </table:table-cell>
          <table:table-cell office:value-type="string" calcext:value-type="string">
            <text:p>VER</text:p>
          </table:table-cell>
          <table:table-cell office:value-type="float" office:value="3860569" calcext:value-type="float">
            <text:p>3860569</text:p>
          </table:table-cell>
          <table:table-cell office:value-type="string" calcext:value-type="string">
            <text:p>yes</text:p>
          </table:table-cell>
          <table:table-cell office:value-type="float" office:value="1020591" calcext:value-type="float">
            <text:p>102059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et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ddisfat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dita</text:p>
          </table:table-cell>
          <table:table-cell office:value-type="string" calcext:value-type="string">
            <text:p>NOM </text:p>
          </table:table-cell>
          <table:table-cell office:value-type="float" office:value="1416105" calcext:value-type="float">
            <text:p>1416105</text:p>
          </table:table-cell>
          <table:table-cell office:value-type="string" calcext:value-type="string">
            <text:p>yes</text:p>
          </table:table-cell>
          <table:table-cell office:value-type="float" office:value="520925" calcext:value-type="float">
            <text:p>52092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t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tre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idare</text:p>
          </table:table-cell>
          <table:table-cell office:value-type="string" calcext:value-type="string">
            <text:p>VER</text:p>
          </table:table-cell>
          <table:table-cell office:value-type="float" office:value="628056" calcext:value-type="float">
            <text:p>628056</text:p>
          </table:table-cell>
          <table:table-cell office:value-type="string" calcext:value-type="string">
            <text:p>yes</text:p>
          </table:table-cell>
          <table:table-cell office:value-type="float" office:value="3501636" calcext:value-type="float">
            <text:p>350163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arm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ard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tamente</text:p>
          </table:table-cell>
          <table:table-cell office:value-type="string" calcext:value-type="string">
            <text:p>ADV</text:p>
          </table:table-cell>
          <table:table-cell office:value-type="float" office:value="2430136" calcext:value-type="float">
            <text:p>2430136</text:p>
          </table:table-cell>
          <table:table-cell office:value-type="string" calcext:value-type="string">
            <text:p>yes</text:p>
          </table:table-cell>
          <table:table-cell office:value-type="float" office:value="2434724" calcext:value-type="float">
            <text:p>243472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ncurios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ola</text:p>
          </table:table-cell>
          <table:table-cell office:value-type="string" calcext:value-type="string">
            <text:p>NOM</text:p>
          </table:table-cell>
          <table:table-cell office:value-type="float" office:value="1872727" calcext:value-type="float">
            <text:p>1872727</text:p>
          </table:table-cell>
          <table:table-cell office:value-type="string" calcext:value-type="string">
            <text:p>yes</text:p>
          </table:table-cell>
          <table:table-cell office:value-type="float" office:value="425561" calcext:value-type="float">
            <text:p>425561</text:p>
          </table:table-cell>
          <table:table-cell office:value-type="string" calcext:value-type="string">
            <text:p>yes</text:p>
          </table:table-cell>
          <table:table-cell office:value-type="float" office:value="5860624" calcext:value-type="float">
            <text:p>5860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g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pprima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ag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rezza</text:p>
          </table:table-cell>
          <table:table-cell office:value-type="string" calcext:value-type="string">
            <text:p>NOM</text:p>
          </table:table-cell>
          <table:table-cell office:value-type="float" office:value="3561437" calcext:value-type="float">
            <text:p>356143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fiuto</text:p>
          </table:table-cell>
          <table:table-cell office:value-type="string" calcext:value-type="string">
            <text:p>NOM</text:p>
          </table:table-cell>
          <table:table-cell office:value-type="float" office:value="4417525" calcext:value-type="float">
            <text:p>441752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ssio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uardare</text:p>
          </table:table-cell>
          <table:table-cell office:value-type="string" calcext:value-type="string">
            <text:p>VER</text:p>
          </table:table-cell>
          <table:table-cell office:value-type="float" office:value="3022744" calcext:value-type="float">
            <text:p>302274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ccorgere</text:p>
          </table:table-cell>
          <table:table-cell office:value-type="string" calcext:value-type="string">
            <text:p>VER</text:p>
          </table:table-cell>
          <table:table-cell office:value-type="float" office:value="1739764" calcext:value-type="float">
            <text:p>1739764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at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cc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NOM</text:p>
          </table:table-cell>
          <table:table-cell office:value-type="float" office:value="621023" calcext:value-type="float">
            <text:p>621023</text:p>
          </table:table-cell>
          <table:table-cell office:value-type="string" calcext:value-type="string">
            <text:p>yes</text:p>
          </table:table-cell>
          <table:table-cell office:value-type="float" office:value="4618723" calcext:value-type="float">
            <text:p>4618723</text:p>
          </table:table-cell>
          <table:table-cell office:value-type="string" calcext:value-type="string">
            <text:p>yes</text:p>
          </table:table-cell>
          <table:table-cell office:value-type="float" office:value="3296188" calcext:value-type="float">
            <text:p>32961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ar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zio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erno</text:p>
          </table:table-cell>
          <table:table-cell office:value-type="string" calcext:value-type="string">
            <text:p>ADJ</text:p>
          </table:table-cell>
          <table:table-cell office:value-type="float" office:value="1434757" calcext:value-type="float">
            <text:p>143475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NOM</text:p>
          </table:table-cell>
          <table:table-cell office:value-type="float" office:value="1746594" calcext:value-type="float">
            <text:p>174659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r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m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stru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s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tto</text:p>
          </table:table-cell>
          <table:table-cell office:value-type="string" calcext:value-type="string">
            <text:p>NOM</text:p>
          </table:table-cell>
          <table:table-cell office:value-type="float" office:value="2418855" calcext:value-type="float">
            <text:p>2418855</text:p>
          </table:table-cell>
          <table:table-cell office:value-type="string" calcext:value-type="string">
            <text:p>yes</text:p>
          </table:table-cell>
          <table:table-cell office:value-type="float" office:value="2057131" calcext:value-type="float">
            <text:p>2057131</text:p>
          </table:table-cell>
          <table:table-cell office:value-type="string" calcext:value-type="string">
            <text:p>yes</text:p>
          </table:table-cell>
          <table:table-cell office:value-type="float" office:value="1854331" calcext:value-type="float">
            <text:p>18543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gna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g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ist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ramisù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cietà</text:p>
          </table:table-cell>
          <table:table-cell office:value-type="string" calcext:value-type="string">
            <text:p>NOM</text:p>
          </table:table-cell>
          <table:table-cell table:style-name="ce3"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905685" calcext:value-type="float">
            <text:p>90568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09724" calcext:value-type="float">
            <text:p>1309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NOM</text:p>
          </table:table-cell>
          <table:table-cell office:value-type="float" office:value="119949" calcext:value-type="float">
            <text:p>119949</text:p>
          </table:table-cell>
          <table:table-cell office:value-type="string" calcext:value-type="string">
            <text:p>no</text:p>
          </table:table-cell>
          <table:table-cell table:style-name="ce3" office:value-type="float" office:value="2209652" calcext:value-type="float">
            <text:p>2209652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ppell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i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fidanz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mel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ntare</text:p>
          </table:table-cell>
          <table:table-cell office:value-type="string" calcext:value-type="string">
            <text:p>VER</text:p>
          </table:table-cell>
          <table:table-cell office:value-type="float" office:value="2426659" calcext:value-type="float">
            <text:p>2426659</text:p>
          </table:table-cell>
          <table:table-cell office:value-type="string" calcext:value-type="string">
            <text:p>yes</text:p>
          </table:table-cell>
          <table:table-cell office:value-type="float" office:value="2291791" calcext:value-type="float">
            <text:p>2291791</text:p>
          </table:table-cell>
          <table:table-cell office:value-type="string" calcext:value-type="string">
            <text:p>yes</text:p>
          </table:table-cell>
          <table:table-cell office:value-type="float" office:value="4634610" calcext:value-type="float">
            <text:p>46346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agr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mmen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arm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fondi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ass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civerb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avigl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rica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t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NOM</text:p>
          </table:table-cell>
          <table:table-cell office:value-type="float" office:value="3469724" calcext:value-type="float">
            <text:p>3469724</text:p>
          </table:table-cell>
          <table:table-cell office:value-type="string" calcext:value-type="string">
            <text:p>yes</text:p>
          </table:table-cell>
          <table:table-cell office:value-type="float" office:value="2057137" calcext:value-type="float">
            <text:p>2057137</text:p>
          </table:table-cell>
          <table:table-cell office:value-type="string" calcext:value-type="string">
            <text:p>yes</text:p>
          </table:table-cell>
          <table:table-cell office:value-type="float" office:value="1759542" calcext:value-type="float">
            <text:p>17595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VER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cen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scere</text:p>
          </table:table-cell>
          <table:table-cell office:value-type="string" calcext:value-type="string">
            <text:p>VER</text:p>
          </table:table-cell>
          <table:table-cell office:value-type="float" office:value="5503168" calcext:value-type="float">
            <text:p>5503168</text:p>
          </table:table-cell>
          <table:table-cell office:value-type="string" calcext:value-type="string">
            <text:p>yes</text:p>
          </table:table-cell>
          <table:table-cell office:value-type="float" office:value="2420345" calcext:value-type="float">
            <text:p>2420345</text:p>
          </table:table-cell>
          <table:table-cell office:value-type="string" calcext:value-type="string">
            <text:p>yes</text:p>
          </table:table-cell>
          <table:table-cell office:value-type="float" office:value="1525878" calcext:value-type="float">
            <text:p>15258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taggio</text:p>
          </table:table-cell>
          <table:table-cell office:value-type="string" calcext:value-type="string">
            <text:p>NOM</text:p>
          </table:table-cell>
          <table:table-cell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662895" calcext:value-type="float">
            <text:p>662895</text:p>
          </table:table-cell>
          <table:table-cell office:value-type="string" calcext:value-type="string">
            <text:p>yes</text:p>
          </table:table-cell>
          <table:table-cell office:value-type="float" office:value="1740933" calcext:value-type="float">
            <text:p>17409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NOM</text:p>
          </table:table-cell>
          <table:table-cell office:value-type="float" office:value="1512391" calcext:value-type="float">
            <text:p>151239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ncare</text:p>
          </table:table-cell>
          <table:table-cell office:value-type="string" calcext:value-type="string">
            <text:p>VER</text:p>
          </table:table-cell>
          <table:table-cell office:value-type="float" office:value="2140478" calcext:value-type="float">
            <text:p>214047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string" calcext:value-type="string">
            <text:p>ADV</text:p>
          </table:table-cell>
          <table:table-cell table:style-name="ce3" office:value-type="float" office:value="2195390" calcext:value-type="float">
            <text:p>2195390</text:p>
          </table:table-cell>
          <table:table-cell office:value-type="string" calcext:value-type="string">
            <text:p>yes</text:p>
          </table:table-cell>
          <table:table-cell office:value-type="float" office:value="4880697" calcext:value-type="float">
            <text:p>4880697</text:p>
          </table:table-cell>
          <table:table-cell office:value-type="string" calcext:value-type="string">
            <text:p>yes</text:p>
          </table:table-cell>
          <table:table-cell office:value-type="float" office:value="2018234" calcext:value-type="float">
            <text:p>20182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re</text:p>
          </table:table-cell>
          <table:table-cell office:value-type="string" calcext:value-type="string">
            <text:p>ADJ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yes</text:p>
          </table:table-cell>
          <table:table-cell office:value-type="float" office:value="622691" calcext:value-type="float">
            <text:p>62269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rire</text:p>
          </table:table-cell>
          <table:table-cell office:value-type="string" calcext:value-type="string">
            <text:p>VER</text:p>
          </table:table-cell>
          <table:table-cell office:value-type="float" office:value="2056107" calcext:value-type="float">
            <text:p>2056107</text:p>
          </table:table-cell>
          <table:table-cell office:value-type="string" calcext:value-type="string">
            <text:p>yes</text:p>
          </table:table-cell>
          <table:table-cell office:value-type="float" office:value="3408568" calcext:value-type="float">
            <text:p>340856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id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tura</text:p>
          </table:table-cell>
          <table:table-cell office:value-type="string" calcext:value-type="string">
            <text:p>NOM</text:p>
          </table:table-cell>
          <table:table-cell office:value-type="float" office:value="3307383" calcext:value-type="float">
            <text:p>330738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fog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ferire</text:p>
          </table:table-cell>
          <table:table-cell office:value-type="string" calcext:value-type="string">
            <text:p>VER</text:p>
          </table:table-cell>
          <table:table-cell office:value-type="float" office:value="2510391" calcext:value-type="float">
            <text:p>25103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24347" calcext:value-type="float">
            <text:p>7124347</text:p>
          </table:table-cell>
          <table:table-cell office:value-type="string" calcext:value-type="string">
            <text:p>yes</text:p>
          </table:table-cell>
          <table:table-cell office:value-type="float" office:value="630482" calcext:value-type="float">
            <text:p>630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rezz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ecchio</text:p>
          </table:table-cell>
          <table:table-cell office:value-type="string" calcext:value-type="string">
            <text:p>ADV</text:p>
          </table:table-cell>
          <table:table-cell office:value-type="float" office:value="3420373" calcext:value-type="float">
            <text:p>3420373</text:p>
          </table:table-cell>
          <table:table-cell office:value-type="string" calcext:value-type="string">
            <text:p>yes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pprendist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sp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videre</text:p>
          </table:table-cell>
          <table:table-cell office:value-type="string" calcext:value-type="string">
            <text:p>VER</text:p>
          </table:table-cell>
          <table:table-cell office:value-type="float" office:value="1342569" calcext:value-type="float">
            <text:p>1342569</text:p>
          </table:table-cell>
          <table:table-cell office:value-type="string" calcext:value-type="string">
            <text:p>yes</text:p>
          </table:table-cell>
          <table:table-cell office:value-type="float" office:value="3655157" calcext:value-type="float">
            <text:p>365515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titu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office:value-type="float" office:value="1444371" calcext:value-type="float">
            <text:p>1444371</text:p>
          </table:table-cell>
          <table:table-cell office:value-type="string" calcext:value-type="string">
            <text:p>yes</text:p>
          </table:table-cell>
          <table:table-cell office:value-type="float" office:value="3531180" calcext:value-type="float">
            <text:p>353118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truire</text:p>
          </table:table-cell>
          <table:table-cell office:value-type="string" calcext:value-type="string">
            <text:p>VER</text:p>
          </table:table-cell>
          <table:table-cell office:value-type="float" office:value="4414374" calcext:value-type="float">
            <text:p>4414374</text:p>
          </table:table-cell>
          <table:table-cell office:value-type="string" calcext:value-type="string">
            <text:p>yes</text:p>
          </table:table-cell>
          <table:table-cell office:value-type="float" office:value="3030501" calcext:value-type="float">
            <text:p>3030501</text:p>
          </table:table-cell>
          <table:table-cell office:value-type="string" calcext:value-type="string">
            <text:p>yes</text:p>
          </table:table-cell>
          <table:table-cell office:value-type="float" office:value="2452568" calcext:value-type="float">
            <text:p>24525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zio</text:p>
          </table:table-cell>
          <table:table-cell office:value-type="string" calcext:value-type="string">
            <text:p>NOM</text:p>
          </table:table-cell>
          <table:table-cell office:value-type="float" office:value="2991018" calcext:value-type="float">
            <text:p>299101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util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to</text:p>
          </table:table-cell>
          <table:table-cell office:value-type="string" calcext:value-type="string">
            <text:p>ADJ</text:p>
          </table:table-cell>
          <table:table-cell office:value-type="float" office:value="1635004" calcext:value-type="float">
            <text:p>1635004</text:p>
          </table:table-cell>
          <table:table-cell office:value-type="string" calcext:value-type="string">
            <text:p>yes</text:p>
          </table:table-cell>
          <table:table-cell office:value-type="float" office:value="2419129" calcext:value-type="float">
            <text:p>24191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3174310" calcext:value-type="float">
            <text:p>3174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ciale</text:p>
          </table:table-cell>
          <table:table-cell office:value-type="string" calcext:value-type="string">
            <text:p>ADJ</text:p>
          </table:table-cell>
          <table:table-cell office:value-type="float" office:value="5022229" calcext:value-type="float">
            <text:p>5022229</text:p>
          </table:table-cell>
          <table:table-cell office:value-type="string" calcext:value-type="string">
            <text:p>yes</text:p>
          </table:table-cell>
          <table:table-cell office:value-type="float" office:value="3350454" calcext:value-type="float">
            <text:p>3350454</text:p>
          </table:table-cell>
          <table:table-cell office:value-type="string" calcext:value-type="string">
            <text:p>yes</text:p>
          </table:table-cell>
          <table:table-cell office:value-type="float" office:value="1936770" calcext:value-type="float">
            <text:p>19367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ta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o</text:p>
          </table:table-cell>
          <table:table-cell office:value-type="string" calcext:value-type="string">
            <text:p>NOM</text:p>
          </table:table-cell>
          <table:table-cell office:value-type="float" office:value="4919695" calcext:value-type="float">
            <text:p>4919695</text:p>
          </table:table-cell>
          <table:table-cell office:value-type="string" calcext:value-type="string">
            <text:p>yes</text:p>
          </table:table-cell>
          <table:table-cell office:value-type="float" office:value="1212450" calcext:value-type="float">
            <text:p>121245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NOM</text:p>
          </table:table-cell>
          <table:table-cell office:value-type="float" office:value="6606471" calcext:value-type="float">
            <text:p>6606471</text:p>
          </table:table-cell>
          <table:table-cell office:value-type="string" calcext:value-type="string">
            <text:p>yes</text:p>
          </table:table-cell>
          <table:table-cell office:value-type="float" office:value="3279900" calcext:value-type="float">
            <text:p>327990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11321" calcext:value-type="float">
            <text:p>3711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casione</text:p>
          </table:table-cell>
          <table:table-cell office:value-type="string" calcext:value-type="string">
            <text:p>NOM</text:p>
          </table:table-cell>
          <table:table-cell office:value-type="float" office:value="3883324" calcext:value-type="float">
            <text:p>3883324</text:p>
          </table:table-cell>
          <table:table-cell office:value-type="string" calcext:value-type="string">
            <text:p>yes</text:p>
          </table:table-cell>
          <table:table-cell office:value-type="float" office:value="957621" calcext:value-type="float">
            <text:p>95762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09622" calcext:value-type="float">
            <text:p>1309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lanes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to</text:p>
          </table:table-cell>
          <table:table-cell office:value-type="string" calcext:value-type="string">
            <text:p>ADJ</text:p>
          </table:table-cell>
          <table:table-cell office:value-type="float" office:value="1085944" calcext:value-type="float">
            <text:p>108594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ruzione</text:p>
          </table:table-cell>
          <table:table-cell office:value-type="string" calcext:value-type="string">
            <text:p>NOM</text:p>
          </table:table-cell>
          <table:table-cell office:value-type="float" office:value="3410107" calcext:value-type="float">
            <text:p>341010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sion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rimere</text:p>
          </table:table-cell>
          <table:table-cell office:value-type="string" calcext:value-type="string">
            <text:p>VER</text:p>
          </table:table-cell>
          <table:table-cell office:value-type="float" office:value="2797466" calcext:value-type="float">
            <text:p>2797466</text:p>
          </table:table-cell>
          <table:table-cell office:value-type="string" calcext:value-type="string">
            <text:p>yes</text:p>
          </table:table-cell>
          <table:table-cell office:value-type="float" office:value="1525535" calcext:value-type="float">
            <text:p>1525535</text:p>
          </table:table-cell>
          <table:table-cell office:value-type="string" calcext:value-type="string">
            <text:p>yes</text:p>
          </table:table-cell>
          <table:table-cell office:value-type="float" office:value="377556" calcext:value-type="float">
            <text:p>3775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ss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o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nc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e</text:p>
          </table:table-cell>
          <table:table-cell office:value-type="string" calcext:value-type="string">
            <text:p>ADJ</text:p>
          </table:table-cell>
          <table:table-cell office:value-type="float" office:value="878861" calcext:value-type="float">
            <text:p>878861</text:p>
          </table:table-cell>
          <table:table-cell office:value-type="string" calcext:value-type="string">
            <text:p>yes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urbare</text:p>
          </table:table-cell>
          <table:table-cell office:value-type="string" calcext:value-type="string">
            <text:p>VER</text:p>
          </table:table-cell>
          <table:table-cell office:value-type="float" office:value="418987" calcext:value-type="float">
            <text:p>41898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neta</text:p>
          </table:table-cell>
          <table:table-cell office:value-type="string" calcext:value-type="string">
            <text:p>NOM</text:p>
          </table:table-cell>
          <table:table-cell office:value-type="float" office:value="1208114" calcext:value-type="float">
            <text:p>1208114</text:p>
          </table:table-cell>
          <table:table-cell office:value-type="string" calcext:value-type="string">
            <text:p>yes</text:p>
          </table:table-cell>
          <table:table-cell office:value-type="float" office:value="1616478" calcext:value-type="float">
            <text:p>1616478</text:p>
          </table:table-cell>
          <table:table-cell office:value-type="string" calcext:value-type="string">
            <text:p>yes</text:p>
          </table:table-cell>
          <table:table-cell office:value-type="float" office:value="3711321" calcext:value-type="float">
            <text:p>3711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ecch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emente</text:p>
          </table:table-cell>
          <table:table-cell office:value-type="string" calcext:value-type="string">
            <text:p>ADV</text:p>
          </table:table-cell>
          <table:table-cell office:value-type="float" office:value="2232913" calcext:value-type="float">
            <text:p>2232913</text:p>
          </table:table-cell>
          <table:table-cell office:value-type="string" calcext:value-type="string">
            <text:p>yes</text:p>
          </table:table-cell>
          <table:table-cell office:value-type="float" office:value="2782288" calcext:value-type="float">
            <text:p>2782288</text:p>
          </table:table-cell>
          <table:table-cell office:value-type="string" calcext:value-type="string">
            <text:p>yes</text:p>
          </table:table-cell>
          <table:table-cell office:value-type="float" office:value="880158" calcext:value-type="float">
            <text:p>880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rilass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rucco</text:p>
          </table:table-cell>
          <table:table-cell office:value-type="string" calcext:value-type="string">
            <text:p>NOM</text:p>
          </table:table-cell>
          <table:table-cell office:value-type="float" office:value="4380077" calcext:value-type="float">
            <text:p>438007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evolezz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z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azion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vic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ercuot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pri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4423534" calcext:value-type="float">
            <text:p>4423534</text:p>
          </table:table-cell>
          <table:table-cell office:value-type="string" calcext:value-type="string">
            <text:p>yes</text:p>
          </table:table-cell>
          <table:table-cell office:value-type="float" office:value="2072386" calcext:value-type="float">
            <text:p>2072386</text:p>
          </table:table-cell>
          <table:table-cell office:value-type="string" calcext:value-type="string">
            <text:p>yes</text:p>
          </table:table-cell>
          <table:table-cell office:value-type="float" office:value="654356" calcext:value-type="float">
            <text:p>6543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serci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quotidiano</text:p>
          </table:table-cell>
          <table:table-cell office:value-type="string" calcext:value-type="string">
            <text:p>ADJ</text:p>
          </table:table-cell>
          <table:table-cell office:value-type="float" office:value="903213" calcext:value-type="float">
            <text:p>903213</text:p>
          </table:table-cell>
          <table:table-cell office:value-type="string" calcext:value-type="string">
            <text:p>yes</text:p>
          </table:table-cell>
          <table:table-cell office:value-type="float" office:value="3102126" calcext:value-type="float">
            <text:p>310212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logico</text:p>
          </table:table-cell>
          <table:table-cell office:value-type="string" calcext:value-type="string">
            <text:p>ADJ</text:p>
          </table:table-cell>
          <table:table-cell office:value-type="float" office:value="4193164" calcext:value-type="float">
            <text:p>4193164</text:p>
          </table:table-cell>
          <table:table-cell office:value-type="string" calcext:value-type="string">
            <text:p>no</text:p>
          </table:table-cell>
          <table:table-cell table:style-name="ce3" office:value-type="float" office:value="1916324" calcext:value-type="float">
            <text:p>191632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amentare</text:p>
          </table:table-cell>
          <table:table-cell office:value-type="string" calcext:value-type="string">
            <text:p>VER</text:p>
          </table:table-cell>
          <table:table-cell office:value-type="float" office:value="2272165" calcext:value-type="float">
            <text:p>227216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784627" calcext:value-type="float">
            <text:p>2784627</text:p>
          </table:table-cell>
          <table:table-cell office:value-type="string" calcext:value-type="string">
            <text:p>yes</text:p>
          </table:table-cell>
          <table:table-cell office:value-type="float" office:value="2784829" calcext:value-type="float">
            <text:p>27848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pl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rire</text:p>
          </table:table-cell>
          <table:table-cell office:value-type="string" calcext:value-type="string">
            <text:p>VER</text:p>
          </table:table-cell>
          <table:table-cell office:value-type="float" office:value="4579898" calcext:value-type="float">
            <text:p>4579898</text:p>
          </table:table-cell>
          <table:table-cell office:value-type="string" calcext:value-type="string">
            <text:p>yes</text:p>
          </table:table-cell>
          <table:table-cell office:value-type="float" office:value="5962427" calcext:value-type="float">
            <text:p>596242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vventur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re</text:p>
          </table:table-cell>
          <table:table-cell office:value-type="string" calcext:value-type="string">
            <text:p>VER</text:p>
          </table:table-cell>
          <table:table-cell office:value-type="float" office:value="2510168" calcext:value-type="float">
            <text:p>2510168</text:p>
          </table:table-cell>
          <table:table-cell office:value-type="string" calcext:value-type="string">
            <text:p>yes</text:p>
          </table:table-cell>
          <table:table-cell table:style-name="ce3" office:value-type="float" office:value="395759" calcext:value-type="float">
            <text:p>3957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698" calcext:value-type="float">
            <text:p>46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ra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5572747" calcext:value-type="float">
            <text:p>55727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03977" calcext:value-type="float">
            <text:p>180397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665" calcext:value-type="float">
            <text:p>4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ento</text:p>
          </table:table-cell>
          <table:table-cell office:value-type="string" calcext:value-type="string">
            <text:p>NOM</text:p>
          </table:table-cell>
          <table:table-cell table:style-name="ce3" office:value-type="float" office:value="4904194" calcext:value-type="float">
            <text:p>490419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gresso</text:p>
          </table:table-cell>
          <table:table-cell office:value-type="string" calcext:value-type="string">
            <text:p>NOM</text:p>
          </table:table-cell>
          <table:table-cell table:style-name="ce3" office:value-type="float" office:value="2283512" calcext:value-type="float">
            <text:p>2283512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tista</text:p>
          </table:table-cell>
          <table:table-cell office:value-type="string" calcext:value-type="string">
            <text:p>NOM</text:p>
          </table:table-cell>
          <table:table-cell office:value-type="float" office:value="5665637" calcext:value-type="float">
            <text:p>566563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84485" calcext:value-type="float">
            <text:p>258448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g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office:value-type="string" calcext:value-type="string">
            <text:p>NOM</text:p>
          </table:table-cell>
          <table:table-cell table:style-name="ce3" office:value-type="float" office:value="382269" calcext:value-type="float">
            <text:p>382269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anneggiare</text:p>
          </table:table-cell>
          <table:table-cell office:value-type="string" calcext:value-type="string">
            <text:p>VER</text:p>
          </table:table-cell>
          <table:table-cell office:value-type="float" office:value="2449136" calcext:value-type="float">
            <text:p>244913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oscenza</text:p>
          </table:table-cell>
          <table:table-cell office:value-type="string" calcext:value-type="string">
            <text:p>NOM</text:p>
          </table:table-cell>
          <table:table-cell table:style-name="ce3" office:value-type="float" office:value="1766542" calcext:value-type="float">
            <text:p>1766542</text:p>
          </table:table-cell>
          <table:table-cell office:value-type="string" calcext:value-type="string">
            <text:p>yes</text:p>
          </table:table-cell>
          <table:table-cell office:value-type="float" office:value="2439819" calcext:value-type="float">
            <text:p>2439819</text:p>
          </table:table-cell>
          <table:table-cell office:value-type="string" calcext:value-type="string">
            <text:p>yes</text:p>
          </table:table-cell>
          <table:table-cell office:value-type="float" office:value="2430335" calcext:value-type="float">
            <text:p>2430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dova</text:p>
          </table:table-cell>
          <table:table-cell office:value-type="string" calcext:value-type="string">
            <text:p>NOM</text:p>
          </table:table-cell>
          <table:table-cell table:style-name="ce3" office:value-type="float" office:value="2420287" calcext:value-type="float">
            <text:p>242028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cer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v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ba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giol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nau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enu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tig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fficiente</text:p>
          </table:table-cell>
          <table:table-cell office:value-type="string" calcext:value-type="string">
            <text:p>ADJ</text:p>
          </table:table-cell>
          <table:table-cell office:value-type="float" office:value="2209458" calcext:value-type="float">
            <text:p>2209458</text:p>
          </table:table-cell>
          <table:table-cell office:value-type="string" calcext:value-type="string">
            <text:p>yes</text:p>
          </table:table-cell>
          <table:table-cell office:value-type="float" office:value="2205811" calcext:value-type="float">
            <text:p>22058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806704" calcext:value-type="float">
            <text:p>806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iginale</text:p>
          </table:table-cell>
          <table:table-cell office:value-type="string" calcext:value-type="string">
            <text:p>ADJ</text:p>
          </table:table-cell>
          <table:table-cell office:value-type="float" office:value="1002806" calcext:value-type="float">
            <text:p>100280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rgomento</text:p>
          </table:table-cell>
          <table:table-cell office:value-type="string" calcext:value-type="string">
            <text:p>NOM</text:p>
          </table:table-cell>
          <table:table-cell office:value-type="float" office:value="3030588" calcext:value-type="float">
            <text:p>3030588</text:p>
          </table:table-cell>
          <table:table-cell office:value-type="string" calcext:value-type="string">
            <text:p>yes</text:p>
          </table:table-cell>
          <table:table-cell office:value-type="float" office:value="5683687" calcext:value-type="float">
            <text:p>56836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3992" calcext:value-type="float">
            <text:p>7139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terminato</text:p>
          </table:table-cell>
          <table:table-cell office:value-type="string" calcext:value-type="string">
            <text:p>ADJ</text:p>
          </table:table-cell>
          <table:table-cell office:value-type="float" office:value="4829515" calcext:value-type="float">
            <text:p>482951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atteris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orico</text:p>
          </table:table-cell>
          <table:table-cell office:value-type="string" calcext:value-type="string">
            <text:p>ADJ</text:p>
          </table:table-cell>
          <table:table-cell office:value-type="float" office:value="1296406" calcext:value-type="float">
            <text:p>129640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osc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ADJ</text:p>
          </table:table-cell>
          <table:table-cell office:value-type="float" office:value="5489727" calcext:value-type="float">
            <text:p>5489727</text:p>
          </table:table-cell>
          <table:table-cell office:value-type="string" calcext:value-type="string">
            <text:p>yes</text:p>
          </table:table-cell>
          <table:table-cell office:value-type="float" office:value="410156" calcext:value-type="float">
            <text:p>410156</text:p>
          </table:table-cell>
          <table:table-cell office:value-type="string" calcext:value-type="string">
            <text:p>yes</text:p>
          </table:table-cell>
          <table:table-cell office:value-type="float" office:value="1006622" calcext:value-type="float">
            <text:p>1006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onibile</text:p>
          </table:table-cell>
          <table:table-cell office:value-type="string" calcext:value-type="string">
            <text:p>ADJ</text:p>
          </table:table-cell>
          <table:table-cell office:value-type="float" office:value="1309711" calcext:value-type="float">
            <text:p>130971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stenibile</text:p>
          </table:table-cell>
          <table:table-cell office:value-type="string" calcext:value-type="string">
            <text:p>ADJ</text:p>
          </table:table-cell>
          <table:table-cell office:value-type="float" office:value="1677491" calcext:value-type="float">
            <text:p>167749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gnia</text:p>
          </table:table-cell>
          <table:table-cell office:value-type="string" calcext:value-type="string">
            <text:p>NOM</text:p>
          </table:table-cell>
          <table:table-cell table:style-name="ce3" office:value-type="float" office:value="1371720" calcext:value-type="float">
            <text:p>137172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sservator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cetta</text:p>
          </table:table-cell>
          <table:table-cell office:value-type="string" calcext:value-type="string">
            <text:p>NOM</text:p>
          </table:table-cell>
          <table:table-cell table:style-name="ce3" office:value-type="float" office:value="2898231" calcext:value-type="float">
            <text:p>28982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22491" calcext:value-type="float">
            <text:p>17224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01230" calcext:value-type="float">
            <text:p>4901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iudizio</text:p>
          </table:table-cell>
          <table:table-cell office:value-type="string" calcext:value-type="string">
            <text:p>NOM</text:p>
          </table:table-cell>
          <table:table-cell office:value-type="float" office:value="3690971" calcext:value-type="float">
            <text:p>3690971</text:p>
          </table:table-cell>
          <table:table-cell office:value-type="string" calcext:value-type="string">
            <text:p>yes</text:p>
          </table:table-cell>
          <table:table-cell table:style-name="ce3" office:value-type="float" office:value="3280580" calcext:value-type="float">
            <text:p>328058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26046" calcext:value-type="float">
            <text:p>1826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simo</text:p>
          </table:table-cell>
          <table:table-cell office:value-type="string" calcext:value-type="string">
            <text:p>ADJ</text:p>
          </table:table-cell>
          <table:table-cell table:style-name="ce3" office:value-type="float" office:value="2272165" calcext:value-type="float">
            <text:p>227216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poll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o</text:p>
          </table:table-cell>
          <table:table-cell office:value-type="string" calcext:value-type="string">
            <text:p>ADJ</text:p>
          </table:table-cell>
          <table:table-cell office:value-type="float" office:value="849245" calcext:value-type="float">
            <text:p>84924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ment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vendi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ADJ</text:p>
          </table:table-cell>
          <table:table-cell office:value-type="float" office:value="377548" calcext:value-type="float">
            <text:p>377548</text:p>
          </table:table-cell>
          <table:table-cell office:value-type="string" calcext:value-type="string">
            <text:p>yes</text:p>
          </table:table-cell>
          <table:table-cell office:value-type="float" office:value="2685976" calcext:value-type="float">
            <text:p>2685976</text:p>
          </table:table-cell>
          <table:table-cell office:value-type="string" calcext:value-type="string">
            <text:p>yes</text:p>
          </table:table-cell>
          <table:table-cell table:style-name="ce3" office:value-type="float" office:value="672098" calcext:value-type="float">
            <text:p>6720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NOM</text:p>
          </table:table-cell>
          <table:table-cell office:value-type="float" office:value="4900533" calcext:value-type="float">
            <text:p>4900533</text:p>
          </table:table-cell>
          <table:table-cell office:value-type="string" calcext:value-type="string">
            <text:p>yes</text:p>
          </table:table-cell>
          <table:table-cell office:value-type="float" office:value="2221831" calcext:value-type="float">
            <text:p>22218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3849" calcext:value-type="float">
            <text:p>633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ne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eolog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ocrazia</text:p>
          </table:table-cell>
          <table:table-cell office:value-type="string" calcext:value-type="string">
            <text:p>NOM</text:p>
          </table:table-cell>
          <table:table-cell office:value-type="float" office:value="2402142" calcext:value-type="float">
            <text:p>2402142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uare</text:p>
          </table:table-cell>
          <table:table-cell office:value-type="string" calcext:value-type="string">
            <text:p>VER</text:p>
          </table:table-cell>
          <table:table-cell office:value-type="float" office:value="633171" calcext:value-type="float">
            <text:p>633171</text:p>
          </table:table-cell>
          <table:table-cell office:value-type="string" calcext:value-type="string">
            <text:p>yes</text:p>
          </table:table-cell>
          <table:table-cell office:value-type="float" office:value="5777580" calcext:value-type="float">
            <text:p>577758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75956" calcext:value-type="float">
            <text:p>3075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to</text:p>
          </table:table-cell>
          <table:table-cell office:value-type="string" calcext:value-type="string">
            <text:p>NOM</text:p>
          </table:table-cell>
          <table:table-cell office:value-type="float" office:value="1720850" calcext:value-type="float">
            <text:p>172085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itto</text:p>
          </table:table-cell>
          <table:table-cell office:value-type="string" calcext:value-type="string">
            <text:p>NOM</text:p>
          </table:table-cell>
          <table:table-cell office:value-type="float" office:value="969497" calcext:value-type="float">
            <text:p>969497</text:p>
          </table:table-cell>
          <table:table-cell office:value-type="string" calcext:value-type="string">
            <text:p>yes</text:p>
          </table:table-cell>
          <table:table-cell office:value-type="float" office:value="664227" calcext:value-type="float">
            <text:p>6642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71462" calcext:value-type="float">
            <text:p>49714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cipare</text:p>
          </table:table-cell>
          <table:table-cell office:value-type="string" calcext:value-type="string">
            <text:p>VER</text:p>
          </table:table-cell>
          <table:table-cell office:value-type="float" office:value="3314117" calcext:value-type="float">
            <text:p>3314117</text:p>
          </table:table-cell>
          <table:table-cell office:value-type="string" calcext:value-type="string">
            <text:p>yes</text:p>
          </table:table-cell>
          <table:table-cell office:value-type="float" office:value="2596590" calcext:value-type="float">
            <text:p>2596590</text:p>
          </table:table-cell>
          <table:table-cell office:value-type="string" calcext:value-type="string">
            <text:p>yes</text:p>
          </table:table-cell>
          <table:table-cell office:value-type="float" office:value="2784736" calcext:value-type="float">
            <text:p>2784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NOM</text:p>
          </table:table-cell>
          <table:table-cell office:value-type="float" office:value="1185159" calcext:value-type="float">
            <text:p>1185159</text:p>
          </table:table-cell>
          <table:table-cell office:value-type="string" calcext:value-type="string">
            <text:p>yes</text:p>
          </table:table-cell>
          <table:table-cell office:value-type="float" office:value="3471281" calcext:value-type="float">
            <text:p>347128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17024" calcext:value-type="float">
            <text:p>4917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entr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gresso</text:p>
          </table:table-cell>
          <table:table-cell office:value-type="string" calcext:value-type="string">
            <text:p>NOM</text:p>
          </table:table-cell>
          <table:table-cell office:value-type="float" office:value="3807090" calcext:value-type="float">
            <text:p>380709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65168" calcext:value-type="float">
            <text:p>156516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volg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t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lor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ont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oc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torno</text:p>
          </table:table-cell>
          <table:table-cell office:value-type="string" calcext:value-type="string">
            <text:p>NOM</text:p>
          </table:table-cell>
          <table:table-cell office:value-type="float" office:value="2219171" calcext:value-type="float">
            <text:p>221917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evet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era</text:p>
          </table:table-cell>
          <table:table-cell office:value-type="string" calcext:value-type="string">
            <text:p>NOM</text:p>
          </table:table-cell>
          <table:table-cell office:value-type="float" office:value="2398375" calcext:value-type="float">
            <text:p>239837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ed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ecip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figur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e</text:p>
          </table:table-cell>
          <table:table-cell office:value-type="string" calcext:value-type="string">
            <text:p>NOM</text:p>
          </table:table-cell>
          <table:table-cell office:value-type="float" office:value="2159856" calcext:value-type="float">
            <text:p>2159856</text:p>
          </table:table-cell>
          <table:table-cell office:value-type="string" calcext:value-type="string">
            <text:p>yes</text:p>
          </table:table-cell>
          <table:table-cell office:value-type="float" office:value="3969577" calcext:value-type="float">
            <text:p>396957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ppar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condere</text:p>
          </table:table-cell>
          <table:table-cell office:value-type="string" calcext:value-type="string">
            <text:p>VER</text:p>
          </table:table-cell>
          <table:table-cell office:value-type="float" office:value="3094002" calcext:value-type="float">
            <text:p>3094002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4654" calcext:value-type="float">
            <text:p>71465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5626" calcext:value-type="float">
            <text:p>30556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vis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iug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mov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gina</text:p>
          </table:table-cell>
          <table:table-cell office:value-type="string" calcext:value-type="string">
            <text:p>NOM</text:p>
          </table:table-cell>
          <table:table-cell table:style-name="ce3" office:value-type="float" office:value="399641" calcext:value-type="float">
            <text:p>3996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19087" calcext:value-type="float">
            <text:p>4190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14928" calcext:value-type="float">
            <text:p>25149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ddisfare</text:p>
          </table:table-cell>
          <table:table-cell office:value-type="string" calcext:value-type="string">
            <text:p>VER</text:p>
          </table:table-cell>
          <table:table-cell office:value-type="float" office:value="2917018" calcext:value-type="float">
            <text:p>2917018</text:p>
          </table:table-cell>
          <table:table-cell office:value-type="string" calcext:value-type="string">
            <text:p>yes</text:p>
          </table:table-cell>
          <table:table-cell table:style-name="ce3" office:value-type="float" office:value="7783813" calcext:value-type="float">
            <text:p>778381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iv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lina</text:p>
          </table:table-cell>
          <table:table-cell office:value-type="string" calcext:value-type="string">
            <text:p>NOM</text:p>
          </table:table-cell>
          <table:table-cell table:style-name="ce3" office:value-type="float" office:value="996850" calcext:value-type="float">
            <text:p>99685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ccogli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eco</text:p>
          </table:table-cell>
          <table:table-cell office:value-type="string" calcext:value-type="string">
            <text:p>ADJ</text:p>
          </table:table-cell>
          <table:table-cell table:style-name="ce3" office:value-type="float" office:value="888028" calcext:value-type="float">
            <text:p>88802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ntato</text:p>
          </table:table-cell>
          <table:table-cell office:value-type="string" calcext:value-type="string">
            <text:p>ADJ</text:p>
          </table:table-cell>
          <table:table-cell table:style-name="ce3" office:value-type="float" office:value="904463" calcext:value-type="float">
            <text:p>90446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isione</text:p>
          </table:table-cell>
          <table:table-cell office:value-type="string" calcext:value-type="string">
            <text:p>NOM</text:p>
          </table:table-cell>
          <table:table-cell office:value-type="float" office:value="2263934" calcext:value-type="float">
            <text:p>2263934</text:p>
          </table:table-cell>
          <table:table-cell office:value-type="string" calcext:value-type="string">
            <text:p>yes</text:p>
          </table:table-cell>
          <table:table-cell office:value-type="float" office:value="874327" calcext:value-type="float">
            <text:p>874327</text:p>
          </table:table-cell>
          <table:table-cell office:value-type="string" calcext:value-type="string">
            <text:p>yes</text:p>
          </table:table-cell>
          <table:table-cell office:value-type="float" office:value="5634024" calcext:value-type="float">
            <text:p>5634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rco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tor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o</text:p>
          </table:table-cell>
          <table:table-cell office:value-type="string" calcext:value-type="string">
            <text:p>NOM</text:p>
          </table:table-cell>
          <table:table-cell office:value-type="float" office:value="1758717" calcext:value-type="float">
            <text:p>175871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25416" calcext:value-type="float">
            <text:p>49254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42466" calcext:value-type="float">
            <text:p>2442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ciale</text:p>
          </table:table-cell>
          <table:table-cell office:value-type="string" calcext:value-type="string">
            <text:p>ADJ</text:p>
          </table:table-cell>
          <table:table-cell office:value-type="float" office:value="1082662" calcext:value-type="float">
            <text:p>1082662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41390" calcext:value-type="float">
            <text:p>154139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i</text:p>
          </table:table-cell>
          <table:table-cell office:value-type="string" calcext:value-type="string">
            <text:p>NOM</text:p>
          </table:table-cell>
          <table:table-cell office:value-type="float" office:value="3030588" calcext:value-type="float">
            <text:p>303058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16904" calcext:value-type="float">
            <text:p>241690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67300" calcext:value-type="float">
            <text:p>3067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or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1220037" calcext:value-type="float">
            <text:p>1220037</text:p>
          </table:table-cell>
          <table:table-cell office:value-type="string" calcext:value-type="string">
            <text:p>yes</text:p>
          </table:table-cell>
          <table:table-cell table:style-name="ce3" office:value-type="float" office:value="399278" calcext:value-type="float">
            <text:p>39927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icur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spet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con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i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oscop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are</text:p>
          </table:table-cell>
          <table:table-cell office:value-type="string" calcext:value-type="string">
            <text:p>VER</text:p>
          </table:table-cell>
          <table:table-cell office:value-type="float" office:value="6579230" calcext:value-type="float">
            <text:p>657923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lu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aviglioso</text:p>
          </table:table-cell>
          <table:table-cell office:value-type="string" calcext:value-type="string">
            <text:p>ADJ</text:p>
          </table:table-cell>
          <table:table-cell office:value-type="float" office:value="4542464" calcext:value-type="float">
            <text:p>454246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gner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tetton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ricor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aric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827251" calcext:value-type="float">
            <text:p>182725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ettere</text:p>
          </table:table-cell>
          <table:table-cell office:value-type="string" calcext:value-type="string">
            <text:p>VER</text:p>
          </table:table-cell>
          <table:table-cell office:value-type="float" office:value="503218" calcext:value-type="float">
            <text:p>503218</text:p>
          </table:table-cell>
          <table:table-cell office:value-type="string" calcext:value-type="string">
            <text:p>yes</text:p>
          </table:table-cell>
          <table:table-cell office:value-type="float" office:value="1758735" calcext:value-type="float">
            <text:p>175873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43751" calcext:value-type="float">
            <text:p>24437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vunqu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udi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bian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zione</text:p>
          </table:table-cell>
          <table:table-cell office:value-type="string" calcext:value-type="string">
            <text:p>NOM</text:p>
          </table:table-cell>
          <table:table-cell office:value-type="float" office:value="2132684" calcext:value-type="float">
            <text:p>213268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vista</text:p>
          </table:table-cell>
          <table:table-cell office:value-type="string" calcext:value-type="string">
            <text:p>NOM</text:p>
          </table:table-cell>
          <table:table-cell office:value-type="float" office:value="3026803" calcext:value-type="float">
            <text:p>3026803</text:p>
          </table:table-cell>
          <table:table-cell office:value-type="string" calcext:value-type="string">
            <text:p>yes</text:p>
          </table:table-cell>
          <table:table-cell office:value-type="float" office:value="6784153" calcext:value-type="float">
            <text:p>6784153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7572" calcext:value-type="float">
            <text:p>3057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NOM</text:p>
          </table:table-cell>
          <table:table-cell office:value-type="float" office:value="2443751" calcext:value-type="float">
            <text:p>2443751</text:p>
          </table:table-cell>
          <table:table-cell office:value-type="string" calcext:value-type="string">
            <text:p>yes</text:p>
          </table:table-cell>
          <table:table-cell table:style-name="ce3" office:value-type="float" office:value="670815" calcext:value-type="float">
            <text:p>670815</text:p>
          </table:table-cell>
          <table:table-cell office:value-type="string" calcext:value-type="string">
            <text:p>yes</text:p>
          </table:table-cell>
          <table:table-cell table:style-name="ce3" office:value-type="float" office:value="640594" calcext:value-type="float">
            <text:p>6405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office:value-type="string" calcext:value-type="string">
            <text:p>NOM</text:p>
          </table:table-cell>
          <table:table-cell office:value-type="float" office:value="5127392" calcext:value-type="float">
            <text:p>5127392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3734" calcext:value-type="float">
            <text:p>9937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49157" calcext:value-type="float">
            <text:p>3749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occup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ADJ</text:p>
          </table:table-cell>
          <table:table-cell table:style-name="ce3" office:value-type="float" office:value="750418" calcext:value-type="float">
            <text:p>75041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ale</text:p>
          </table:table-cell>
          <table:table-cell office:value-type="string" calcext:value-type="string">
            <text:p>ADJ</text:p>
          </table:table-cell>
          <table:table-cell office:value-type="float" office:value="2205998" calcext:value-type="float">
            <text:p>2205998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no</text:p>
          </table:table-cell>
          <table:table-cell office:value-type="string" calcext:value-type="string">
            <text:p>NOM</text:p>
          </table:table-cell>
          <table:table-cell table:style-name="ce3" office:value-type="float" office:value="2510036" calcext:value-type="float">
            <text:p>25100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845189" calcext:value-type="float">
            <text:p>28451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04" calcext:value-type="float">
            <text:p>4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migli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esaggio</text:p>
          </table:table-cell>
          <table:table-cell office:value-type="string" calcext:value-type="string">
            <text:p>NOM</text:p>
          </table:table-cell>
          <table:table-cell office:value-type="float" office:value="4962557" calcext:value-type="float">
            <text:p>496255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lizzare</text:p>
          </table:table-cell>
          <table:table-cell office:value-type="string" calcext:value-type="string">
            <text:p>VER</text:p>
          </table:table-cell>
          <table:table-cell office:value-type="float" office:value="2443843" calcext:value-type="float">
            <text:p>244384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58358" calcext:value-type="float">
            <text:p>115835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0353" calcext:value-type="float">
            <text:p>18503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lla</text:p>
          </table:table-cell>
          <table:table-cell office:value-type="string" calcext:value-type="string">
            <text:p>NOM</text:p>
          </table:table-cell>
          <table:table-cell office:value-type="float" office:value="1278503" calcext:value-type="float">
            <text:p>127850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lp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f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d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hiarare</text:p>
          </table:table-cell>
          <table:table-cell office:value-type="string" calcext:value-type="string">
            <text:p>VER</text:p>
          </table:table-cell>
          <table:table-cell office:value-type="float" office:value="1513625" calcext:value-type="float">
            <text:p>151362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268828" calcext:value-type="float">
            <text:p>3268828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77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/00/0000</text:date>, <text:time style:data-style-name="N2" text:time-value="02:56:37.052895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2:11:50.932290609</meta:creation-date>
    <dc:date>2020-06-02T02:57:16.884823514</dc:date>
    <meta:editing-duration>P1DT13H37M11S</meta:editing-duration>
    <meta:editing-cycles>207</meta:editing-cycles>
    <meta:generator>LibreOffice/5.1.6.2$Linux_X86_64 LibreOffice_project/10m0$Build-2</meta:generator>
    <meta:document-statistic meta:table-count="1" meta:cell-count="2952" meta:object-count="0"/>
  </office:meta>
</office:document-meta>
</file>